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Ubuntu1" style:text-underline-style="solid" style:text-underline-width="auto" style:text-underline-color="font-color" officeooo:rsid="00001309" officeooo:paragraph-rsid="00001309"/>
    </style:style>
    <style:style style:name="P2" style:family="paragraph" style:parent-style-name="Standard">
      <style:paragraph-properties fo:text-align="start" style:justify-single-word="false"/>
      <style:text-properties fo:color="#000000" style:font-name="Ubuntu1" style:text-underline-style="none" officeooo:rsid="00001309" officeooo:paragraph-rsid="00001309"/>
    </style:style>
    <style:style style:name="P3" style:family="paragraph" style:parent-style-name="Standard">
      <style:paragraph-properties fo:text-align="center" style:justify-single-word="false"/>
      <style:text-properties fo:color="#000000" style:font-name="Ubuntu1" style:text-underline-style="none" officeooo:rsid="00001309" officeooo:paragraph-rsid="00001309"/>
    </style:style>
    <style:style style:name="P4" style:family="paragraph" style:parent-style-name="Standard">
      <style:paragraph-properties fo:text-align="start" style:justify-single-word="false"/>
      <style:text-properties fo:color="#000000" style:font-name="Ubuntu1" fo:font-size="30pt" style:text-underline-style="solid" style:text-underline-width="auto" style:text-underline-color="font-color" fo:font-weight="bold" officeooo:rsid="00001309" officeooo:paragraph-rsid="00001309" style:font-size-asian="30pt" style:font-weight-asian="bold" style:font-size-complex="3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Ubuntu1" fo:font-style="italic" style:text-underline-style="none" fo:font-weight="normal" officeooo:rsid="000d4ad6" officeooo:paragraph-rsid="000d4ad6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Ubuntu1" fo:font-style="normal" style:text-underline-style="none" fo:font-weight="normal" officeooo:rsid="000d92f5" officeooo:paragraph-rsid="000e39a4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ff3333" style:font-name="Ubuntu" style:text-underline-style="none" officeooo:rsid="00001309" officeooo:paragraph-rsid="00001309" style:font-name-asian="Ubuntu" style:font-name-complex="Ubuntu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4ad6" officeooo:paragraph-rsid="000d4ad6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d4ad6" officeooo:paragraph-rsid="000d4ad6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none" officeooo:rsid="000d4ad6" officeooo:paragraph-rsid="000e39a4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officeooo:paragraph-rsid="0017770d"/>
    </style:style>
    <style:style style:name="P12" style:family="paragraph" style:parent-style-name="Standard">
      <style:paragraph-properties fo:text-align="center" style:justify-single-word="false"/>
      <style:text-properties style:font-name="Ubuntu1" fo:font-size="48pt" style:text-underline-style="solid" style:text-underline-width="auto" style:text-underline-color="font-color" officeooo:rsid="00001309" officeooo:paragraph-rsid="00001309" style:font-size-asian="48pt" style:font-size-complex="48pt"/>
    </style:style>
    <style:style style:name="P13" style:family="paragraph" style:parent-style-name="Standard">
      <style:paragraph-properties fo:text-align="center" style:justify-single-word="false"/>
      <style:text-properties fo:color="#669933" style:font-name="Ubuntu1" fo:font-size="16pt" fo:font-style="normal" style:text-underline-style="none" fo:font-weight="bold" officeooo:rsid="00022ce6" officeooo:paragraph-rsid="0017770d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ff6600" style:font-name="Ubuntu1" fo:font-size="14pt" style:text-underline-style="solid" style:text-underline-width="auto" style:text-underline-color="font-color" fo:font-weight="bold" officeooo:rsid="001aaacb" officeooo:paragraph-rsid="00001309" style:font-size-asian="14pt" style:font-weight-asian="bold" style:font-size-complex="14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font-style="italic" style:text-underline-style="none" officeooo:rsid="000d4ad6" officeooo:paragraph-rsid="00121d74" style:font-style-asian="italic" style:font-style-complex="italic"/>
    </style:style>
    <style:style style:name="P16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paragraph-rsid="0017770d"/>
    </style:style>
    <style:style style:name="P17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color="#000000" style:font-name="Ubuntu1" style:text-underline-style="none" fo:font-weight="normal" officeooo:rsid="001d1720" officeooo:paragraph-rsid="001d1720" style:font-weight-asian="normal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fo:color="#000000" style:font-name="Ubuntu1" style:text-underline-style="none" fo:font-weight="normal" officeooo:rsid="001d1720" officeooo:paragraph-rsid="00246b2c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1d1720" style:font-style-asian="normal" style:font-weight-asian="normal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38dfc1" style:font-style-asian="normal" style:font-weight-asian="normal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488600" style:font-style-asian="normal" style:font-weight-asian="normal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fo:color="#000000" style:text-position="0% 100%" style:font-name="Ubuntu1" fo:font-style="normal" style:text-underline-style="none" fo:font-weight="normal" officeooo:rsid="0034986b" officeooo:paragraph-rsid="0047354c" style:font-style-asian="normal" style:font-weight-asian="normal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paragraph-rsid="0018f170"/>
    </style:style>
    <style:style style:name="P2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paragraph-rsid="001a031b"/>
    </style:style>
    <style:style style:name="P2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paragraph-rsid="008135eb"/>
    </style:style>
    <style:style style:name="P2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style:text-underline-style="none" fo:font-weight="normal" officeooo:rsid="002429a5" officeooo:paragraph-rsid="002429a5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style:text-underline-style="none" fo:font-weight="normal" officeooo:rsid="002429a5" officeooo:paragraph-rsid="0025dacd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style:text-underline-style="solid" style:text-underline-width="auto" style:text-underline-color="font-color" fo:font-weight="normal" officeooo:rsid="002429a5" officeooo:paragraph-rsid="002429a5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italic" style:text-underline-style="solid" style:text-underline-width="auto" style:text-underline-color="font-color" fo:font-weight="normal" officeooo:rsid="002a7c9f" officeooo:paragraph-rsid="002a7c9f" style:font-style-asian="italic" style:font-weight-asian="normal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italic" style:text-underline-style="solid" style:text-underline-width="auto" style:text-underline-color="font-color" fo:font-weight="normal" officeooo:rsid="002a7c9f" officeooo:paragraph-rsid="003db403" style:font-style-asian="italic" style:font-weight-asian="normal" style:font-style-complex="italic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italic" style:text-underline-style="solid" style:text-underline-width="auto" style:text-underline-color="font-color" fo:font-weight="normal" officeooo:rsid="002a7c9f" officeooo:paragraph-rsid="004e010e" style:font-style-asian="italic" style:font-weight-asian="normal" style:font-style-complex="italic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a7c9f" officeooo:paragraph-rsid="002a7c9f" style:font-style-asian="normal" style:font-weight-asian="normal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a7c9f" officeooo:paragraph-rsid="0044bdba" style:font-style-asian="normal" style:font-weight-asian="normal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a7c9f" officeooo:paragraph-rsid="0046e848" style:font-style-asian="normal" style:font-weight-asian="normal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a7c9f" officeooo:paragraph-rsid="00522634" style:font-style-asian="normal" style:font-weight-asian="normal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2fcd8a" style:font-style-asian="normal" style:font-weight-asian="normal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38dfc1" style:font-style-asian="normal" style:font-weight-asian="normal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494903" style:font-style-asian="normal" style:font-weight-asian="normal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d1720" officeooo:paragraph-rsid="008afad3" style:font-style-asian="normal" style:font-weight-asian="normal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c29ca" officeooo:paragraph-rsid="002c29ca" style:font-style-asian="normal" style:font-weight-asian="normal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c29ca" officeooo:paragraph-rsid="0030b9a2" style:font-style-asian="normal" style:font-weight-asian="normal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118cc5" officeooo:paragraph-rsid="00121d74" style:font-style-asian="normal" style:font-weight-asian="normal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32181f" officeooo:paragraph-rsid="0032181f" style:font-style-asian="normal" style:font-weight-asian="normal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4a11d3" style:font-style-asian="normal" style:font-weight-asian="normal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4ee595" style:font-style-asian="normal" style:font-weight-asian="normal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522634" style:font-style-asian="normal" style:font-weight-asian="normal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585547" style:font-style-asian="normal" style:font-weight-asian="normal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5b894b" style:font-style-asian="normal" style:font-weight-asian="normal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2429a5" officeooo:paragraph-rsid="005e5079" style:font-style-asian="normal" style:font-weight-asian="normal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tyle="normal" style:text-underline-style="none" fo:font-weight="normal" officeooo:rsid="008afad3" officeooo:paragraph-rsid="008afad3" style:font-style-asian="normal" style:font-weight-asian="normal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64ef3a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755b3c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92a9d1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6a3af3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6fb7db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70a388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70d287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73532e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9951b8" officeooo:paragraph-rsid="009951b8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a3eb85" officeooo:paragraph-rsid="00a3eb85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italic" style:text-underline-style="solid" style:text-underline-width="auto" style:text-underline-color="font-color" fo:font-weight="normal" officeooo:rsid="002a7c9f" officeooo:paragraph-rsid="0069989d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italic" style:text-underline-style="none" fo:font-weight="normal" officeooo:rsid="002a7c9f" officeooo:paragraph-rsid="009afea0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italic" style:text-underline-style="none" fo:font-weight="normal" officeooo:rsid="009b6666" officeooo:paragraph-rsid="009bea15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italic" style:text-underline-style="none" fo:font-weight="normal" officeooo:rsid="009b6666" officeooo:paragraph-rsid="009bea15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italic" style:text-underline-style="none" fo:font-weight="normal" officeooo:rsid="009bea15" officeooo:paragraph-rsid="009bea15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italic" style:text-underline-style="none" fo:font-weight="normal" officeooo:rsid="009bea15" officeooo:paragraph-rsid="009c119f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italic" style:text-underline-style="none" fo:font-weight="normal" officeooo:rsid="009bea15" officeooo:paragraph-rsid="009f48ca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30pt" fo:font-style="normal" style:text-underline-style="solid" style:text-underline-width="auto" style:text-underline-color="font-color" fo:font-weight="bold" officeooo:rsid="00001309" officeooo:paragraph-rsid="00755b3c" style:font-size-asian="30pt" style:font-style-asian="normal" style:font-weight-asian="bold" style:font-size-complex="30pt" style:font-style-complex="normal" style:font-weight-complex="bold"/>
    </style:style>
    <style:style style:name="P6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30pt" fo:font-style="normal" style:text-underline-style="solid" style:text-underline-width="auto" style:text-underline-color="font-color" fo:font-weight="bold" officeooo:rsid="0084e89d" officeooo:paragraph-rsid="0084e89d" style:font-size-asian="30pt" style:font-style-asian="normal" style:font-weight-asian="bold" style:font-size-complex="30pt" style:font-style-complex="normal" style:font-weight-complex="bold"/>
    </style:style>
    <style:style style:name="P7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text-position="0% 100%" style:font-name="Ubuntu1" fo:font-style="normal" style:text-underline-style="none" fo:font-weight="normal" officeooo:rsid="0034986b" officeooo:paragraph-rsid="0032181f" style:font-style-asian="normal" style:font-weight-asian="normal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text-position="0% 100%" style:font-name="Ubuntu1" fo:font-style="normal" style:text-underline-style="none" fo:font-weight="normal" officeooo:rsid="008afad3" officeooo:paragraph-rsid="008afad3" fo:background-color="transparent" style:font-style-asian="normal" style:font-weight-asian="normal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text-position="0% 100%" style:font-name="Ubuntu1" fo:font-style="normal" style:text-underline-style="none" fo:font-weight="bold" officeooo:rsid="00567d4c" officeooo:paragraph-rsid="005b894b" style:font-style-asian="normal" style:font-weight-asian="bold" style:font-style-complex="normal" style:font-weight-complex="bold"/>
    </style:style>
    <style:style style:name="P7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text-position="0% 100%" style:font-name="Ubuntu1" fo:font-size="12pt" fo:font-style="normal" style:text-underline-style="none" fo:font-weight="normal" officeooo:rsid="0034986b" officeooo:paragraph-rsid="0073532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text-position="0% 100%" style:font-name="Ubuntu1" fo:font-size="12pt" fo:font-style="normal" style:text-underline-style="none" fo:font-weight="normal" officeooo:rsid="009afea0" officeooo:paragraph-rsid="009b6666" fo:background-color="transparent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text-position="0% 100%" style:font-name="Ubuntu1" fo:font-size="12pt" fo:font-style="normal" style:text-underline-style="none" fo:font-weight="normal" officeooo:rsid="0034986b" officeooo:paragraph-rsid="009f48ca" fo:background-color="transparent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text-position="0% 100%" style:font-name="Ubuntu1" fo:font-size="12pt" fo:font-style="normal" style:text-underline-style="none" fo:font-weight="bold" officeooo:rsid="007ba1c1" officeooo:paragraph-rsid="008135eb" fo:background-color="transparent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text-position="0% 100%" style:font-name="Ubuntu1" fo:font-size="12pt" fo:font-style="italic" style:text-underline-style="solid" style:text-underline-width="auto" style:text-underline-color="font-color" fo:font-weight="normal" officeooo:rsid="004c2f13" officeooo:paragraph-rsid="0096085c" fo:background-color="transparent" style:font-name-asian="Ubuntu" style:font-size-asian="12pt" style:font-style-asian="italic" style:font-weight-asian="normal" style:font-name-complex="Ubuntu" style:font-size-complex="12pt" style:font-style-complex="italic" style:font-weight-complex="normal"/>
    </style:style>
    <style:style style:name="P7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text-position="0% 100%" style:font-name="Ubuntu1" fo:font-size="12pt" fo:font-style="italic" style:text-underline-style="none" fo:font-weight="normal" officeooo:rsid="004c2f13" officeooo:paragraph-rsid="009afea0" fo:background-color="transparent" style:font-name-asian="Ubuntu" style:font-size-asian="12pt" style:font-style-asian="italic" style:font-weight-asian="normal" style:font-name-complex="Ubuntu" style:font-size-complex="12pt" style:font-style-complex="italic" style:font-weight-complex="normal"/>
    </style:style>
    <style:style style:name="P7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text-position="0% 100%" style:font-name="Ubuntu1" fo:font-size="30pt" fo:font-style="normal" style:text-underline-style="solid" style:text-underline-width="auto" style:text-underline-color="font-color" fo:font-weight="bold" officeooo:rsid="009951b8" officeooo:paragraph-rsid="009951b8" fo:background-color="transparent" style:font-name-asian="Ubuntu" style:font-size-asian="30pt" style:font-style-asian="normal" style:font-weight-asian="bold" style:font-name-complex="Ubuntu" style:font-size-complex="30pt" style:font-style-complex="normal" style:font-weight-complex="bold"/>
    </style:style>
    <style:style style:name="P8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7770d"/>
    </style:style>
    <style:style style:name="P8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85afe6"/>
    </style:style>
    <style:style style:name="P8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ff3333" style:text-position="0% 100%" style:font-name="Ubuntu1" fo:font-style="normal" style:text-underline-style="solid" style:text-underline-width="auto" style:text-underline-color="font-color" fo:font-weight="bold" officeooo:rsid="001aaacb" officeooo:paragraph-rsid="00602358" style:font-style-asian="normal" style:font-weight-asian="bold" style:font-style-complex="normal" style:font-weight-complex="bold"/>
    </style:style>
    <style:style style:name="P8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ccff" style:font-name="Ubuntu1" fo:font-size="14pt" fo:font-style="normal" style:text-underline-style="solid" style:text-underline-width="auto" style:text-underline-color="font-color" fo:font-weight="bold" officeooo:rsid="001aaacb" officeooo:paragraph-rsid="001aaacb" style:font-size-asian="14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ccff" style:text-position="0% 100%" style:font-name="Ubuntu1" fo:font-size="14pt" fo:font-style="normal" style:text-underline-style="solid" style:text-underline-width="auto" style:text-underline-color="font-color" fo:font-weight="bold" officeooo:rsid="001aaacb" officeooo:paragraph-rsid="0075bea1" fo:background-color="transparent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ccff" style:text-position="0% 100%" style:font-name="Ubuntu1" fo:font-size="14pt" fo:font-style="normal" style:text-underline-style="solid" style:text-underline-width="auto" style:text-underline-color="font-color" fo:font-weight="bold" officeooo:rsid="001aaacb" officeooo:paragraph-rsid="00928721" fo:background-color="transparent" style:font-name-asian="Ubuntu" style:font-size-asian="14pt" style:font-style-asian="normal" style:font-weight-asian="bold" style:font-name-complex="Ubuntu" style:font-size-complex="14pt" style:font-style-complex="normal" style:font-weight-complex="bold"/>
    </style:style>
    <style:style style:name="P8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6666ff" style:text-position="0% 100%" style:font-name="Ubuntu1" fo:font-size="14pt" fo:font-style="normal" style:text-underline-style="solid" style:text-underline-width="auto" style:text-underline-color="font-color" fo:font-weight="bold" officeooo:rsid="0073b305" officeooo:paragraph-rsid="00602358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officeooo:paragraph-rsid="007da8aa"/>
    </style:style>
    <style:style style:name="P8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color="#000000" style:font-name="Ubuntu1" fo:font-style="italic" style:text-underline-style="none" fo:font-weight="normal" officeooo:rsid="00118cc5" officeooo:paragraph-rsid="001418ba" style:font-style-asian="italic" style:font-weight-asian="normal" style:font-style-complex="italic" style:font-weight-complex="normal"/>
    </style:style>
    <style:style style:name="P8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color="#000000" style:font-name="Ubuntu1" fo:font-size="12pt" fo:font-style="normal" style:text-underline-style="none" fo:font-weight="normal" officeooo:rsid="00a07423" officeooo:paragraph-rsid="00a07423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text-position="0% 100%" style:font-name="Ubuntu1" fo:font-size="12pt" fo:font-style="italic" style:text-underline-style="none" fo:font-weight="normal" officeooo:rsid="00a6efee" officeooo:paragraph-rsid="00a6efee" fo:background-color="transparent" style:font-name-asian="Ubuntu" style:font-size-asian="12pt" style:font-style-asian="italic" style:font-weight-asian="normal" style:font-name-complex="Ubuntu" style:font-size-complex="12pt" style:font-style-complex="italic" style:font-weight-complex="normal"/>
    </style:style>
    <style:style style:name="P9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text-position="0% 100%" style:font-name="Ubuntu1" fo:font-size="12pt" fo:font-style="italic" style:text-underline-style="solid" style:text-underline-width="auto" style:text-underline-color="font-color" fo:font-weight="bold" officeooo:rsid="004c2f13" officeooo:paragraph-rsid="0096085c" fo:background-color="transparent" style:font-name-asian="Ubuntu" style:font-size-asian="12pt" style:font-style-asian="italic" style:font-weight-asian="bold" style:font-name-complex="Ubuntu" style:font-size-complex="12pt" style:font-style-complex="italic" style:font-weight-complex="bold"/>
    </style:style>
    <style:style style:name="P9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text-position="0% 100%" style:font-name="Ubuntu1" fo:font-size="12pt" fo:font-style="normal" style:text-underline-style="none" fo:font-weight="bold" officeooo:rsid="00acd86d" officeooo:paragraph-rsid="00af1bc6" fo:background-color="transparent" style:font-name-asian="Ubuntu" style:font-size-asian="12pt" style:font-style-asian="normal" style:font-weight-asian="bold" style:font-name-complex="Ubuntu" style:font-size-complex="12pt" style:font-style-complex="normal" style:font-weight-complex="bold"/>
    </style:style>
    <style:style style:name="P9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941026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001309" officeooo:paragraph-rsid="00941026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1d1720" officeooo:paragraph-rsid="00a8d8e3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a99426" officeooo:paragraph-rsid="00a99426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ab479c" officeooo:paragraph-rsid="00ab479c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normal" officeooo:rsid="00acd86d" officeooo:paragraph-rsid="00ae1910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bold" officeooo:rsid="00001309" officeooo:paragraph-rsid="00a77cbe" style:font-size-asian="12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Ubuntu1" fo:font-size="12pt" fo:font-style="normal" style:text-underline-style="none" fo:font-weight="bold" officeooo:rsid="00001309" officeooo:paragraph-rsid="00a99426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ff0000"/>
    </style:style>
    <style:style style:name="T2" style:family="text">
      <style:text-properties style:font-name="Ubuntu" style:font-name-asian="Ubuntu" style:font-name-complex="Ubuntu"/>
    </style:style>
    <style:style style:name="T3" style:family="text">
      <style:text-properties fo:color="#006600" style:font-name="Ubuntu" style:font-name-asian="Ubuntu" style:font-name-complex="Ubuntu"/>
    </style:style>
    <style:style style:name="T4" style:family="text">
      <style:text-properties fo:color="#006600" style:font-name="Ubuntu" fo:font-weight="bold" style:font-name-asian="Ubuntu" style:font-weight-asian="bold" style:font-name-complex="Ubuntu" style:font-weight-complex="bold"/>
    </style:style>
    <style:style style:name="T5" style:family="text">
      <style:text-properties fo:color="#006600" style:text-position="0% 100%" style:font-name="Ubuntu" fo:font-weight="bold" officeooo:rsid="00001309" fo:background-color="transparent" loext:char-shading-value="0" style:font-name-asian="Ubuntu" style:font-weight-asian="bold" style:font-name-complex="Ubuntu" style:font-weight-complex="bold"/>
    </style:style>
    <style:style style:name="T6" style:family="text">
      <style:text-properties style:font-name-asian="Ubuntu" style:font-name-complex="Ubuntu"/>
    </style:style>
    <style:style style:name="T7" style:family="text">
      <style:text-properties fo:color="#ff3333"/>
    </style:style>
    <style:style style:name="T8" style:family="text">
      <style:text-properties fo:color="#ff3333" style:font-name="Ubuntu" fo:font-weight="bold" style:font-name-asian="Ubuntu" style:font-weight-asian="bold" style:font-name-complex="Ubuntu" style:font-weight-complex="bold"/>
    </style:style>
    <style:style style:name="T9" style:family="text">
      <style:text-properties fo:color="#ff3333" style:font-name="Ubuntu1" fo:font-weight="bold" officeooo:rsid="00118cc5" style:font-weight-asian="bold" style:font-weight-complex="bold"/>
    </style:style>
    <style:style style:name="T10" style:family="text">
      <style:text-properties fo:color="#ff3333" style:font-name="Ubuntu1" fo:font-style="italic" style:text-underline-style="none" fo:font-weight="bold" officeooo:rsid="00118cc5" style:font-style-asian="italic" style:font-weight-asian="bold" style:font-style-complex="italic" style:font-weight-complex="bold"/>
    </style:style>
    <style:style style:name="T11" style:family="text">
      <style:text-properties fo:color="#ff3333" style:font-name="Ubuntu1" fo:font-style="italic" style:text-underline-style="none" fo:font-weight="bold" officeooo:rsid="0017770d" style:font-style-asian="italic" style:font-weight-asian="bold" style:font-style-complex="italic" style:font-weight-complex="bold"/>
    </style:style>
    <style:style style:name="T12" style:family="text">
      <style:text-properties fo:color="#ff3333" fo:font-weight="bold" officeooo:rsid="00022ce6" style:font-weight-asian="bold" style:font-weight-complex="bold"/>
    </style:style>
    <style:style style:name="T13" style:family="text">
      <style:text-properties fo:color="#ff3333" officeooo:rsid="00022ce6"/>
    </style:style>
    <style:style style:name="T14" style:family="text">
      <style:text-properties fo:color="#ff3333" style:text-position="sub 58%" fo:font-weight="bold" style:font-weight-asian="bold" style:font-weight-complex="bold"/>
    </style:style>
    <style:style style:name="T15" style:family="text">
      <style:text-properties fo:color="#ff3333" style:text-position="sub 58%" fo:font-weight="bold" officeooo:rsid="002fcd8a" style:font-weight-asian="bold" style:font-weight-complex="bold"/>
    </style:style>
    <style:style style:name="T16" style:family="text">
      <style:text-properties fo:color="#ff3333" style:text-position="sub 58%" fo:font-weight="bold" officeooo:rsid="002fcd8a" fo:background-color="transparent" loext:char-shading-value="0" style:font-weight-asian="bold" style:font-weight-complex="bold"/>
    </style:style>
    <style:style style:name="T17" style:family="text">
      <style:text-properties fo:color="#ff3333" style:text-position="sub 58%" fo:font-weight="bold" officeooo:rsid="00716544" fo:background-color="transparent" loext:char-shading-value="0" style:font-weight-asian="bold" style:font-weight-complex="bold"/>
    </style:style>
    <style:style style:name="T18" style:family="text">
      <style:text-properties fo:color="#ff3333" style:text-position="sub 58%" fo:font-weight="bold" officeooo:rsid="002fcd8a" fo:background-color="transparent" loext:char-shading-value="0" style:font-name-asian="Ubuntu" style:font-weight-asian="bold" style:font-name-complex="Ubuntu" style:font-weight-complex="bold"/>
    </style:style>
    <style:style style:name="T19" style:family="text">
      <style:text-properties fo:color="#ff3333" style:text-position="sub 58%" fo:font-weight="bold" officeooo:rsid="00ae1910" fo:background-color="transparent" loext:char-shading-value="0" style:font-name-asian="Ubuntu" style:font-weight-asian="bold" style:font-name-complex="Ubuntu" style:font-weight-complex="bold"/>
    </style:style>
    <style:style style:name="T20" style:family="text">
      <style:text-properties fo:color="#ff3333" style:text-position="0% 100%" fo:font-weight="bold" officeooo:rsid="00022ce6" style:font-weight-asian="bold" style:font-weight-complex="bold"/>
    </style:style>
    <style:style style:name="T21" style:family="text">
      <style:text-properties fo:color="#ff3333" style:text-position="0% 100%" fo:font-weight="bold" officeooo:rsid="003db403" style:font-weight-asian="bold" style:font-weight-complex="bold"/>
    </style:style>
    <style:style style:name="T22" style:family="text">
      <style:text-properties fo:color="#ff3333" style:text-position="0% 100%" fo:font-weight="bold" officeooo:rsid="005e5079" style:font-weight-asian="bold" style:font-weight-complex="bold"/>
    </style:style>
    <style:style style:name="T23" style:family="text">
      <style:text-properties fo:color="#ff3333" style:text-position="0% 100%" fo:font-weight="bold" officeooo:rsid="0061a10d" style:font-weight-asian="bold" style:font-weight-complex="bold"/>
    </style:style>
    <style:style style:name="T24" style:family="text">
      <style:text-properties fo:color="#ff3333" style:text-position="0% 100%" fo:font-weight="bold" officeooo:rsid="0061a10d" fo:background-color="transparent" loext:char-shading-value="0" style:font-weight-asian="bold" style:font-weight-complex="bold"/>
    </style:style>
    <style:style style:name="T25" style:family="text">
      <style:text-properties fo:color="#ff3333" style:text-position="0% 100%" fo:font-weight="bold" officeooo:rsid="003db403" fo:background-color="transparent" loext:char-shading-value="0" style:font-weight-asian="bold" style:font-weight-complex="bold"/>
    </style:style>
    <style:style style:name="T26" style:family="text">
      <style:text-properties fo:color="#ff3333" style:text-position="0% 100%" fo:font-weight="bold" officeooo:rsid="00022ce6" fo:background-color="transparent" loext:char-shading-value="0" style:font-weight-asian="bold" style:font-weight-complex="bold"/>
    </style:style>
    <style:style style:name="T27" style:family="text">
      <style:text-properties fo:color="#ff3333" style:text-position="0% 100%" fo:font-weight="bold" officeooo:rsid="0092a9d1" fo:background-color="transparent" loext:char-shading-value="0" style:font-name-asian="Ubuntu" style:font-weight-asian="bold" style:font-name-complex="Ubuntu" style:font-weight-complex="bold"/>
    </style:style>
    <style:style style:name="T28" style:family="text">
      <style:text-properties fo:color="#ff3333" style:text-position="0% 100%" fo:font-weight="bold" officeooo:rsid="00022ce6" fo:background-color="transparent" loext:char-shading-value="0" style:font-name-asian="Ubuntu" style:font-weight-asian="bold" style:font-name-complex="Ubuntu" style:font-weight-complex="bold"/>
    </style:style>
    <style:style style:name="T29" style:family="text">
      <style:text-properties fo:color="#ff3333" style:text-position="0% 100%" fo:font-weight="bold" officeooo:rsid="003db403" fo:background-color="transparent" loext:char-shading-value="0" style:font-name-asian="Ubuntu" style:font-weight-asian="bold" style:font-name-complex="Ubuntu" style:font-weight-complex="bold"/>
    </style:style>
    <style:style style:name="T30" style:family="text">
      <style:text-properties fo:color="#ff3333" style:text-position="0% 100%" fo:font-weight="bold" officeooo:rsid="00ae1910" fo:background-color="transparent" loext:char-shading-value="0" style:font-name-asian="Ubuntu" style:font-weight-asian="bold" style:font-name-complex="Ubuntu" style:font-weight-complex="bold"/>
    </style:style>
    <style:style style:name="T31" style:family="text">
      <style:text-properties fo:color="#ff3333" style:text-position="0% 100%" style:font-name="Ubuntu1" fo:font-size="12pt" fo:font-style="normal" style:text-underline-style="none" fo:font-weight="bold" officeooo:rsid="007b2a8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color="#ff3333" style:text-position="0% 100%" fo:font-style="normal" fo:font-weight="bold" officeooo:rsid="003db403" fo:background-color="transparent" loext:char-shading-value="0" style:font-name-asian="Ubuntu" style:font-style-asian="normal" style:font-weight-asian="bold" style:font-name-complex="Ubuntu" style:font-style-complex="normal" style:font-weight-complex="bold"/>
    </style:style>
    <style:style style:name="T33" style:family="text">
      <style:text-properties officeooo:rsid="00022ce6"/>
    </style:style>
    <style:style style:name="T34" style:family="text">
      <style:text-properties fo:color="#669933" fo:font-weight="bold" officeooo:rsid="00022ce6" style:font-weight-asian="bold" style:font-weight-complex="bold"/>
    </style:style>
    <style:style style:name="T35" style:family="text">
      <style:text-properties fo:color="#669933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color="#669933" fo:font-style="normal" fo:font-weight="bold" officeooo:rsid="00022ce6" style:font-style-asian="normal" style:font-weight-asian="bold" style:font-style-complex="normal" style:font-weight-complex="bold"/>
    </style:style>
    <style:style style:name="T37" style:family="text">
      <style:text-properties fo:color="#669933" style:font-name="Ubuntu1" style:text-underline-style="none" fo:font-weight="bold" officeooo:rsid="00022ce6" style:font-weight-asian="bold" style:font-weight-complex="bold"/>
    </style:style>
    <style:style style:name="T38" style:family="text">
      <style:text-properties fo:color="#669933" style:font-name="Ubuntu1" fo:font-style="normal" style:text-underline-style="none" fo:font-weight="bold" officeooo:rsid="00022ce6" style:font-style-asian="normal" style:font-weight-asian="bold" style:font-style-complex="normal" style:font-weight-complex="bold"/>
    </style:style>
    <style:style style:name="T39" style:family="text">
      <style:text-properties fo:color="#669933" style:font-name="Ubuntu1" fo:font-size="16pt" fo:font-style="normal" style:text-underline-style="none" fo:font-weight="bold" officeooo:rsid="00022ce6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fo:color="#669933" style:font-name="Ubuntu1" fo:font-size="16pt" fo:font-style="normal" style:text-underline-style="none" fo:font-weight="bold" officeooo:rsid="00387bd5" style:font-size-asian="16pt" style:font-style-asian="normal" style:font-weight-asian="bold" style:font-size-complex="16pt" style:font-style-complex="normal" style:font-weight-complex="bold"/>
    </style:style>
    <style:style style:name="T41" style:family="text">
      <style:text-properties fo:color="#669933" style:text-position="0% 100%" fo:font-weight="bold" style:font-weight-asian="bold" style:font-weight-complex="bold"/>
    </style:style>
    <style:style style:name="T42" style:family="text">
      <style:text-properties fo:color="#669933" style:text-position="0% 100%" fo:font-weight="bold" officeooo:rsid="00022ce6" style:font-weight-asian="bold" style:font-weight-complex="bold"/>
    </style:style>
    <style:style style:name="T43" style:family="text">
      <style:text-properties fo:color="#669933" style:text-position="0% 100%" fo:font-weight="bold" officeooo:rsid="00022ce6" fo:background-color="transparent" loext:char-shading-value="0" style:font-weight-asian="bold" style:font-weight-complex="bold"/>
    </style:style>
    <style:style style:name="T44" style:family="text">
      <style:text-properties fo:color="#669933" style:text-position="0% 100%" fo:font-weight="bold" officeooo:rsid="005156d1" fo:background-color="transparent" loext:char-shading-value="0" style:font-weight-asian="bold" style:font-weight-complex="bold"/>
    </style:style>
    <style:style style:name="T45" style:family="text">
      <style:text-properties fo:color="#669933" style:text-position="0% 100%" fo:font-weight="bold" officeooo:rsid="00022ce6" fo:background-color="transparent" loext:char-shading-value="0" style:font-name-asian="Ubuntu" style:font-weight-asian="bold" style:font-name-complex="Ubuntu" style:font-weight-complex="bold"/>
    </style:style>
    <style:style style:name="T46" style:family="text">
      <style:text-properties fo:color="#669933" style:text-position="0% 100%" fo:font-weight="bold" officeooo:rsid="00941026" fo:background-color="transparent" loext:char-shading-value="0" style:font-name-asian="Ubuntu" style:font-weight-asian="bold" style:font-name-complex="Ubuntu" style:font-weight-complex="bold"/>
    </style:style>
    <style:style style:name="T47" style:family="text">
      <style:text-properties fo:color="#669933" style:text-position="0% 100%" style:font-name="Ubuntu1" fo:font-size="12pt" fo:font-style="normal" style:text-underline-style="none" fo:font-weight="bold" officeooo:rsid="00022ce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color="#669933" style:text-position="0% 100%" officeooo:rsid="00022ce6" fo:background-color="transparent" loext:char-shading-value="0" style:font-name-asian="Ubuntu" style:font-name-complex="Ubuntu"/>
    </style:style>
    <style:style style:name="T49" style:family="text">
      <style:text-properties fo:color="#669933" style:text-position="0% 100%" officeooo:rsid="00a8d8e3" fo:background-color="transparent" loext:char-shading-value="0" style:font-name-asian="Ubuntu" style:font-name-complex="Ubuntu"/>
    </style:style>
    <style:style style:name="T50" style:family="text">
      <style:text-properties fo:color="#669933" style:text-position="0% 100%" fo:font-weight="normal" officeooo:rsid="00755b3c" fo:background-color="transparent" loext:char-shading-value="0" style:font-name-asian="Ubuntu" style:font-weight-asian="normal" style:font-name-complex="Ubuntu" style:font-weight-complex="normal"/>
    </style:style>
    <style:style style:name="T51" style:family="text">
      <style:text-properties fo:color="#6666ff" fo:font-weight="bold" officeooo:rsid="00022ce6" style:font-weight-asian="bold" style:font-weight-complex="bold"/>
    </style:style>
    <style:style style:name="T52" style:family="text">
      <style:text-properties fo:color="#6666ff" fo:font-weight="bold" officeooo:rsid="002a7c9f" style:font-weight-asian="bold" style:font-weight-complex="bold"/>
    </style:style>
    <style:style style:name="T53" style:family="text">
      <style:text-properties fo:color="#6666ff" fo:font-weight="bold" officeooo:rsid="00228eb7" style:font-weight-asian="bold" style:font-weight-complex="bold"/>
    </style:style>
    <style:style style:name="T54" style:family="text">
      <style:text-properties fo:color="#6666ff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color="#6666ff" fo:font-style="normal" fo:font-weight="bold" officeooo:rsid="00022ce6" style:font-style-asian="normal" style:font-weight-asian="bold" style:font-style-complex="normal" style:font-weight-complex="bold"/>
    </style:style>
    <style:style style:name="T56" style:family="text">
      <style:text-properties fo:color="#6666ff" fo:font-style="normal" fo:font-weight="bold" officeooo:rsid="00228eb7" style:font-style-asian="normal" style:font-weight-asian="bold" style:font-style-complex="normal" style:font-weight-complex="bold"/>
    </style:style>
    <style:style style:name="T57" style:family="text">
      <style:text-properties fo:color="#6666ff" fo:font-style="normal" fo:font-weight="bold" officeooo:rsid="00246b2c" style:font-style-asian="normal" style:font-weight-asian="bold" style:font-style-complex="normal" style:font-weight-complex="bold"/>
    </style:style>
    <style:style style:name="T58" style:family="text">
      <style:text-properties fo:color="#6666ff" style:font-name="Ubuntu1" style:text-underline-style="none" fo:font-weight="bold" officeooo:rsid="00022ce6" style:font-weight-asian="bold" style:font-weight-complex="bold"/>
    </style:style>
    <style:style style:name="T59" style:family="text">
      <style:text-properties fo:color="#6666ff" style:font-name="Ubuntu1" style:text-underline-style="none" fo:font-weight="normal" officeooo:rsid="000388c2" style:font-weight-asian="normal" style:font-weight-complex="normal"/>
    </style:style>
    <style:style style:name="T60" style:family="text">
      <style:text-properties fo:color="#6666ff" style:font-name="Ubuntu1" fo:font-style="normal" style:text-underline-style="none" fo:font-weight="bold" officeooo:rsid="00022ce6" style:font-style-asian="normal" style:font-weight-asian="bold" style:font-style-complex="normal" style:font-weight-complex="bold"/>
    </style:style>
    <style:style style:name="T61" style:family="text">
      <style:text-properties fo:color="#6666ff" style:font-name="Ubuntu1" fo:font-style="normal" style:text-underline-style="none" fo:font-weight="normal" officeooo:rsid="0004d598" style:font-style-asian="normal" style:font-weight-asian="normal" style:font-style-complex="normal" style:font-weight-complex="normal"/>
    </style:style>
    <style:style style:name="T62" style:family="text">
      <style:text-properties fo:color="#6666ff" style:font-name="Ubuntu1" fo:font-weight="bold" officeooo:rsid="00118cc5" style:font-weight-asian="bold" style:font-weight-complex="bold"/>
    </style:style>
    <style:style style:name="T63" style:family="text">
      <style:text-properties fo:color="#6666ff" style:font-name="Ubuntu1" fo:font-style="italic" style:text-underline-style="none" fo:font-weight="bold" officeooo:rsid="00118cc5" style:font-style-asian="italic" style:font-weight-asian="bold" style:font-style-complex="italic" style:font-weight-complex="bold"/>
    </style:style>
    <style:style style:name="T64" style:family="text">
      <style:text-properties fo:color="#6666ff" style:font-name="Ubuntu1" fo:font-style="italic" style:text-underline-style="none" fo:font-weight="bold" officeooo:rsid="0017770d" style:font-style-asian="italic" style:font-weight-asian="bold" style:font-style-complex="italic" style:font-weight-complex="bold"/>
    </style:style>
    <style:style style:name="T65" style:family="text">
      <style:text-properties fo:color="#6666ff" style:font-name="Ubuntu1" fo:font-size="16pt" fo:font-style="normal" style:text-underline-style="none" fo:font-weight="bold" officeooo:rsid="00022ce6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color="#6666ff" style:font-name="Ubuntu1" fo:font-size="16pt" fo:font-style="normal" style:text-underline-style="none" fo:font-weight="bold" officeooo:rsid="0017770d" style:font-size-asian="16pt" style:font-style-asian="normal" style:font-weight-asian="bold" style:font-size-complex="16pt" style:font-style-complex="normal" style:font-weight-complex="bold"/>
    </style:style>
    <style:style style:name="T67" style:family="text">
      <style:text-properties fo:color="#6666ff" style:text-position="0% 100%" fo:font-weight="bold" style:font-weight-asian="bold" style:font-weight-complex="bold"/>
    </style:style>
    <style:style style:name="T68" style:family="text">
      <style:text-properties fo:color="#6666ff" style:text-position="0% 100%" fo:font-weight="bold" officeooo:rsid="00022ce6" style:font-weight-asian="bold" style:font-weight-complex="bold"/>
    </style:style>
    <style:style style:name="T69" style:family="text">
      <style:text-properties fo:color="#6666ff" style:text-position="0% 100%" fo:font-weight="bold" officeooo:rsid="00228eb7" style:font-weight-asian="bold" style:font-weight-complex="bold"/>
    </style:style>
    <style:style style:name="T70" style:family="text">
      <style:text-properties fo:color="#6666ff" style:text-position="0% 100%" fo:font-weight="bold" officeooo:rsid="005156d1" style:font-weight-asian="bold" style:font-weight-complex="bold"/>
    </style:style>
    <style:style style:name="T71" style:family="text">
      <style:text-properties fo:color="#6666ff" style:text-position="0% 100%" fo:font-weight="bold" officeooo:rsid="002a7c9f" style:font-weight-asian="bold" style:font-weight-complex="bold"/>
    </style:style>
    <style:style style:name="T72" style:family="text">
      <style:text-properties fo:color="#6666ff" style:text-position="0% 100%" fo:font-weight="bold" officeooo:rsid="0059f973" style:font-weight-asian="bold" style:font-weight-complex="bold"/>
    </style:style>
    <style:style style:name="T73" style:family="text">
      <style:text-properties fo:color="#6666ff" style:text-position="0% 100%" fo:font-weight="bold" officeooo:rsid="00022ce6" fo:background-color="transparent" loext:char-shading-value="0" style:font-weight-asian="bold" style:font-weight-complex="bold"/>
    </style:style>
    <style:style style:name="T74" style:family="text">
      <style:text-properties fo:color="#6666ff" style:text-position="0% 100%" fo:font-weight="bold" officeooo:rsid="00022ce6" fo:background-color="transparent" loext:char-shading-value="0" style:font-name-asian="Ubuntu" style:font-weight-asian="bold" style:font-name-complex="Ubuntu" style:font-weight-complex="bold"/>
    </style:style>
    <style:style style:name="T75" style:family="text">
      <style:text-properties fo:color="#6666ff" style:text-position="0% 100%" officeooo:rsid="00022ce6" fo:background-color="transparent" loext:char-shading-value="0" style:font-name-asian="Ubuntu" style:font-name-complex="Ubuntu"/>
    </style:style>
    <style:style style:name="T76" style:family="text">
      <style:text-properties fo:color="#6666ff" style:text-position="0% 100%" officeooo:rsid="00a8d8e3" fo:background-color="transparent" loext:char-shading-value="0" style:font-name-asian="Ubuntu" style:font-name-complex="Ubuntu"/>
    </style:style>
    <style:style style:name="T77" style:family="text">
      <style:text-properties fo:font-weight="bold" officeooo:rsid="001eaa12" style:font-weight-asian="bold" style:font-weight-complex="bold"/>
    </style:style>
    <style:style style:name="T78" style:family="text">
      <style:text-properties fo:font-weight="bold" officeooo:rsid="002a7c9f" style:font-weight-asian="bold" style:font-weight-complex="bold"/>
    </style:style>
    <style:style style:name="T79" style:family="text">
      <style:text-properties fo:font-weight="bold" officeooo:rsid="00228eb7" style:font-weight-asian="bold" style:font-weight-complex="bold"/>
    </style:style>
    <style:style style:name="T80" style:family="text">
      <style:text-properties fo:font-weight="bold" officeooo:rsid="002fcd8a" style:font-weight-asian="bold" style:font-weight-complex="bold"/>
    </style:style>
    <style:style style:name="T81" style:family="text">
      <style:text-properties fo:font-weight="bold" officeooo:rsid="0030b9a2" style:font-weight-asian="bold" style:font-weight-complex="bold"/>
    </style:style>
    <style:style style:name="T82" style:family="text">
      <style:text-properties fo:font-weight="bold" officeooo:rsid="00ae1910" style:font-weight-asian="bold" style:font-weight-complex="bold"/>
    </style:style>
    <style:style style:name="T83" style:family="text">
      <style:text-properties fo:font-weight="bold" officeooo:rsid="00af1bc6" style:font-weight-asian="bold" style:font-weight-complex="bold"/>
    </style:style>
    <style:style style:name="T84" style:family="text">
      <style:text-properties fo:color="#ff9999" fo:font-weight="bold" officeooo:rsid="00022ce6" style:font-weight-asian="bold" style:font-weight-complex="bold"/>
    </style:style>
    <style:style style:name="T85" style:family="text">
      <style:text-properties fo:color="#ff9999" style:font-name="Ubuntu1" style:text-underline-style="none" fo:font-weight="bold" officeooo:rsid="00022ce6" style:font-weight-asian="bold" style:font-weight-complex="bold"/>
    </style:style>
    <style:style style:name="T86" style:family="text">
      <style:text-properties fo:color="#ff9999" fo:font-style="normal" fo:font-weight="bold" style:font-style-asian="normal" style:font-weight-asian="bold" style:font-style-complex="normal" style:font-weight-complex="bold"/>
    </style:style>
    <style:style style:name="T87" style:family="text">
      <style:text-properties fo:color="#ff9999" fo:font-style="normal" fo:font-weight="bold" officeooo:rsid="00022ce6" style:font-style-asian="normal" style:font-weight-asian="bold" style:font-style-complex="normal" style:font-weight-complex="bold"/>
    </style:style>
    <style:style style:name="T88" style:family="text">
      <style:text-properties fo:color="#ff9999" style:text-position="0% 100%" fo:font-weight="bold" style:font-weight-asian="bold" style:font-weight-complex="bold"/>
    </style:style>
    <style:style style:name="T89" style:family="text">
      <style:text-properties fo:color="#ff9999" style:text-position="0% 100%" fo:font-weight="bold" officeooo:rsid="00022ce6" style:font-weight-asian="bold" style:font-weight-complex="bold"/>
    </style:style>
    <style:style style:name="T90" style:family="text">
      <style:text-properties fo:color="#ff9999" style:text-position="0% 100%" fo:font-weight="bold" officeooo:rsid="001eaa12" style:font-weight-asian="bold" style:font-weight-complex="bold"/>
    </style:style>
    <style:style style:name="T91" style:family="text">
      <style:text-properties fo:color="#ff9999" style:text-position="0% 100%" fo:font-weight="bold" officeooo:rsid="003931bf" style:font-weight-asian="bold" style:font-weight-complex="bold"/>
    </style:style>
    <style:style style:name="T92" style:family="text">
      <style:text-properties fo:color="#ff9999" style:text-position="0% 100%" fo:font-weight="bold" officeooo:rsid="0043e30d" style:font-weight-asian="bold" style:font-weight-complex="bold"/>
    </style:style>
    <style:style style:name="T93" style:family="text">
      <style:text-properties fo:color="#ff9999" style:text-position="0% 100%" fo:font-weight="bold" officeooo:rsid="003c142d" style:font-weight-asian="bold" style:font-weight-complex="bold"/>
    </style:style>
    <style:style style:name="T94" style:family="text">
      <style:text-properties fo:color="#ff9999" style:text-position="0% 100%" fo:font-weight="bold" officeooo:rsid="004b42b7" style:font-weight-asian="bold" style:font-weight-complex="bold"/>
    </style:style>
    <style:style style:name="T95" style:family="text">
      <style:text-properties fo:color="#ff9999" style:text-position="0% 100%" fo:font-weight="bold" officeooo:rsid="004c2f13" style:font-weight-asian="bold" style:font-weight-complex="bold"/>
    </style:style>
    <style:style style:name="T96" style:family="text">
      <style:text-properties fo:color="#ff9999" style:text-position="0% 100%" fo:font-weight="bold" officeooo:rsid="00567d4c" style:font-weight-asian="bold" style:font-weight-complex="bold"/>
    </style:style>
    <style:style style:name="T97" style:family="text">
      <style:text-properties fo:color="#ff9999" style:text-position="0% 100%" fo:font-weight="bold" officeooo:rsid="00022ce6" fo:background-color="transparent" loext:char-shading-value="0" style:font-weight-asian="bold" style:font-weight-complex="bold"/>
    </style:style>
    <style:style style:name="T98" style:family="text">
      <style:text-properties fo:color="#ff9999" style:text-position="0% 100%" style:font-name="Ubuntu1" fo:font-size="12pt" fo:font-style="normal" style:text-underline-style="none" fo:font-weight="bold" officeooo:rsid="007ba1c1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99" style:family="text">
      <style:text-properties fo:color="#ff9999" style:text-position="0% 100%" style:font-name="Ubuntu1" fo:font-size="12pt" fo:font-style="normal" style:text-underline-style="none" fo:font-weight="bold" officeooo:rsid="007f5533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00" style:family="text">
      <style:text-properties fo:color="#000000" style:font-name="Ubuntu1" style:text-underline-style="none" officeooo:rsid="00022ce6"/>
    </style:style>
    <style:style style:name="T101" style:family="text">
      <style:text-properties fo:color="#000000" style:font-name="Ubuntu1" style:text-underline-style="none" fo:font-weight="normal" officeooo:rsid="00022ce6" style:font-weight-asian="normal" style:font-weight-complex="normal"/>
    </style:style>
    <style:style style:name="T102" style:family="text">
      <style:text-properties fo:color="#000000" style:font-name="Ubuntu1" style:text-underline-style="none" fo:font-weight="normal" officeooo:rsid="000388c2" style:font-weight-asian="normal" style:font-weight-complex="normal"/>
    </style:style>
    <style:style style:name="T103" style:family="text">
      <style:text-properties fo:color="#000000" style:font-name="Ubuntu1" fo:font-style="italic" style:text-underline-style="none" officeooo:rsid="00022ce6" style:font-style-asian="italic" style:font-style-complex="italic"/>
    </style:style>
    <style:style style:name="T104" style:family="text">
      <style:text-properties fo:color="#000000" style:font-name="Ubuntu1" fo:font-style="italic" style:text-underline-style="none" fo:font-weight="normal" officeooo:rsid="000388c2" style:font-style-asian="italic" style:font-weight-asian="normal" style:font-style-complex="italic" style:font-weight-complex="normal"/>
    </style:style>
    <style:style style:name="T105" style:family="text">
      <style:text-properties fo:color="#000000" style:font-name="Ubuntu1" fo:font-style="italic" style:text-underline-style="none" fo:font-weight="normal" officeooo:rsid="0004d598" style:font-style-asian="italic" style:font-weight-asian="normal" style:font-style-complex="italic" style:font-weight-complex="normal"/>
    </style:style>
    <style:style style:name="T106" style:family="text">
      <style:text-properties fo:color="#000000" style:font-name="Ubuntu1" fo:font-style="italic" style:text-underline-style="none" fo:font-weight="normal" officeooo:rsid="00022ce6" style:font-style-asian="italic" style:font-weight-asian="normal" style:font-style-complex="italic" style:font-weight-complex="normal"/>
    </style:style>
    <style:style style:name="T107" style:family="text">
      <style:text-properties fo:color="#000000" style:font-name="Ubuntu1" fo:font-style="italic" style:text-underline-style="none" fo:font-weight="normal" officeooo:rsid="00118cc5" style:font-style-asian="italic" style:font-weight-asian="normal" style:font-style-complex="italic" style:font-weight-complex="normal"/>
    </style:style>
    <style:style style:name="T108" style:family="text">
      <style:text-properties fo:color="#000000" style:font-name="Ubuntu1" fo:font-style="italic" style:text-underline-style="none" fo:font-weight="bold" officeooo:rsid="00118cc5" style:font-style-asian="italic" style:font-weight-asian="bold" style:font-style-complex="italic" style:font-weight-complex="bold"/>
    </style:style>
    <style:style style:name="T109" style:family="text">
      <style:text-properties fo:color="#000000" style:font-name="Ubuntu1" fo:font-style="normal" style:text-underline-style="none" fo:font-weight="normal" officeooo:rsid="000388c2" style:font-style-asian="normal" style:font-weight-asian="normal" style:font-style-complex="normal" style:font-weight-complex="normal"/>
    </style:style>
    <style:style style:name="T110" style:family="text">
      <style:text-properties fo:color="#000000" style:font-name="Ubuntu1" fo:font-style="normal" style:text-underline-style="none" fo:font-weight="normal" officeooo:rsid="00022ce6" style:font-style-asian="normal" style:font-weight-asian="normal" style:font-style-complex="normal" style:font-weight-complex="normal"/>
    </style:style>
    <style:style style:name="T111" style:family="text">
      <style:text-properties fo:color="#000000" style:font-name="Ubuntu1" fo:font-style="normal" style:text-underline-style="none" fo:font-weight="normal" officeooo:rsid="0004d598" style:font-style-asian="normal" style:font-weight-asian="normal" style:font-style-complex="normal" style:font-weight-complex="normal"/>
    </style:style>
    <style:style style:name="T112" style:family="text">
      <style:text-properties fo:color="#000000" style:font-name="Ubuntu1" fo:font-style="normal" style:text-underline-style="none" fo:font-weight="normal" officeooo:rsid="00080521" style:font-style-asian="normal" style:font-weight-asian="normal" style:font-style-complex="normal" style:font-weight-complex="normal"/>
    </style:style>
    <style:style style:name="T113" style:family="text">
      <style:text-properties fo:color="#000000" style:font-name="Ubuntu1" fo:font-style="normal" style:text-underline-style="none" fo:font-weight="normal" officeooo:rsid="0009c5a6" style:font-style-asian="normal" style:font-weight-asian="normal" style:font-style-complex="normal" style:font-weight-complex="normal"/>
    </style:style>
    <style:style style:name="T114" style:family="text">
      <style:text-properties fo:color="#000000" style:font-name="Ubuntu1" fo:font-style="normal" style:text-underline-style="none" fo:font-weight="normal" officeooo:rsid="0015dfd7" style:font-style-asian="normal" style:font-weight-asian="normal" style:font-style-complex="normal" style:font-weight-complex="normal"/>
    </style:style>
    <style:style style:name="T115" style:family="text">
      <style:text-properties fo:color="#000000" style:font-name="Ubuntu1" fo:font-style="normal" style:text-underline-style="none" fo:font-weight="normal" officeooo:rsid="0017770d" style:font-style-asian="normal" style:font-weight-asian="normal" style:font-style-complex="normal" style:font-weight-complex="normal"/>
    </style:style>
    <style:style style:name="T116" style:family="text">
      <style:text-properties fo:color="#000000" style:font-name="Ubuntu1" fo:font-style="normal" style:text-underline-style="none" fo:font-weight="normal" officeooo:rsid="0018f170" style:font-style-asian="normal" style:font-weight-asian="normal" style:font-style-complex="normal" style:font-weight-complex="normal"/>
    </style:style>
    <style:style style:name="T117" style:family="text">
      <style:text-properties fo:color="#000000" style:font-name="Ubuntu1" fo:font-style="normal" style:text-underline-style="none" fo:font-weight="normal" officeooo:rsid="001a031b" style:font-style-asian="normal" style:font-weight-asian="normal" style:font-style-complex="normal" style:font-weight-complex="normal"/>
    </style:style>
    <style:style style:name="T118" style:family="text">
      <style:text-properties fo:color="#000000" style:font-name="Ubuntu1" fo:font-style="normal" style:text-underline-style="none" fo:font-weight="bold" officeooo:rsid="00080521" style:font-style-asian="normal" style:font-weight-asian="bold" style:font-style-complex="normal" style:font-weight-complex="bold"/>
    </style:style>
    <style:style style:name="T119" style:family="text">
      <style:text-properties fo:color="#000000" style:font-name="Ubuntu1" fo:font-style="normal" style:text-underline-style="none" fo:font-weight="bold" officeooo:rsid="0009c5a6" style:font-style-asian="normal" style:font-weight-asian="bold" style:font-style-complex="normal" style:font-weight-complex="bold"/>
    </style:style>
    <style:style style:name="T120" style:family="text">
      <style:text-properties fo:color="#000000" style:font-name="Ubuntu1" fo:font-style="normal" fo:font-weight="normal" style:font-style-asian="normal" style:font-weight-asian="normal" style:font-style-complex="normal" style:font-weight-complex="normal"/>
    </style:style>
    <style:style style:name="T121" style:family="text">
      <style:text-properties fo:color="#000000" style:font-name="Ubuntu1" fo:font-style="normal" fo:font-weight="normal" officeooo:rsid="0009c5a6" style:font-style-asian="normal" style:font-weight-asian="normal" style:font-style-complex="normal" style:font-weight-complex="normal"/>
    </style:style>
    <style:style style:name="T122" style:family="text">
      <style:text-properties fo:color="#000000" style:font-name="Ubuntu1" fo:font-style="normal" fo:font-weight="normal" officeooo:rsid="000d92f5" style:font-style-asian="normal" style:font-weight-asian="normal" style:font-style-complex="normal" style:font-weight-complex="normal"/>
    </style:style>
    <style:style style:name="T123" style:family="text">
      <style:text-properties fo:color="#000000" style:font-name="Ubuntu1" fo:font-style="normal" fo:font-weight="normal" officeooo:rsid="000e39a4" style:font-style-asian="normal" style:font-weight-asian="normal" style:font-style-complex="normal" style:font-weight-complex="normal"/>
    </style:style>
    <style:style style:name="T124" style:family="text">
      <style:text-properties fo:color="#000000" style:font-name="Ubuntu1" fo:font-style="normal" fo:font-weight="normal" officeooo:rsid="0010d529" style:font-style-asian="normal" style:font-weight-asian="normal" style:font-style-complex="normal" style:font-weight-complex="normal"/>
    </style:style>
    <style:style style:name="T125" style:family="text">
      <style:text-properties fo:color="#000000" style:font-name="Ubuntu1" fo:font-style="normal" fo:font-weight="normal" officeooo:rsid="00118cc5" style:font-style-asian="normal" style:font-weight-asian="normal" style:font-style-complex="normal" style:font-weight-complex="normal"/>
    </style:style>
    <style:style style:name="T126" style:family="text">
      <style:text-properties fo:color="#000000" style:font-name="Ubuntu1" fo:font-style="normal" fo:font-weight="normal" officeooo:rsid="0015dfd7" style:font-style-asian="normal" style:font-weight-asian="normal" style:font-style-complex="normal" style:font-weight-complex="normal"/>
    </style:style>
    <style:style style:name="T127" style:family="text">
      <style:text-properties fo:color="#000000" style:font-name="Ubuntu1" fo:font-size="16pt" fo:font-style="normal" style:text-underline-style="none" fo:font-weight="bold" officeooo:rsid="00080521" style:font-size-asian="16pt" style:font-style-asian="normal" style:font-weight-asian="bold" style:font-size-complex="16pt" style:font-style-complex="normal" style:font-weight-complex="bold"/>
    </style:style>
    <style:style style:name="T128" style:family="text">
      <style:text-properties fo:color="#000000" style:font-name="Ubuntu1" fo:font-size="16pt" fo:font-style="normal" style:text-underline-style="none" fo:font-weight="bold" officeooo:rsid="0017770d" style:font-size-asian="16pt" style:font-style-asian="normal" style:font-weight-asian="bold" style:font-size-complex="16pt" style:font-style-complex="normal" style:font-weight-complex="bold"/>
    </style:style>
    <style:style style:name="T129" style:family="text">
      <style:text-properties fo:color="#000000" style:font-name="Ubuntu1" fo:font-size="16pt" fo:font-style="normal" style:text-underline-style="none" fo:font-weight="bold" officeooo:rsid="00387bd5" style:font-size-asian="16pt" style:font-style-asian="normal" style:font-weight-asian="bold" style:font-size-complex="16pt" style:font-style-complex="normal" style:font-weight-complex="bold"/>
    </style:style>
    <style:style style:name="T130" style:family="text">
      <style:text-properties fo:color="#000000" style:text-position="0% 100%" style:font-name="Ubuntu1" fo:font-size="12pt" fo:font-style="normal" style:text-underline-style="none" fo:font-weight="normal" officeooo:rsid="0017770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fo:color="#000000" style:text-position="0% 100%" style:font-name="Ubuntu1" fo:font-size="12pt" fo:font-style="normal" style:text-underline-style="none" fo:font-weight="normal" officeooo:rsid="0076dbf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fo:color="#000000" style:text-position="0% 100%" style:font-name="Ubuntu1" fo:font-size="12pt" fo:font-style="normal" style:text-underline-style="none" fo:font-weight="normal" officeooo:rsid="0078c51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fo:color="#000000" style:text-position="0% 100%" style:font-name="Ubuntu1" fo:font-size="12pt" fo:font-style="normal" style:text-underline-style="none" fo:font-weight="normal" officeooo:rsid="00755b3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fo:color="#000000" style:text-position="0% 100%" style:font-name="Ubuntu1" fo:font-size="12pt" fo:font-style="normal" style:text-underline-style="none" fo:font-weight="normal" officeooo:rsid="0085afe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fo:color="#000000" style:text-position="0% 100%" style:font-name="Ubuntu1" fo:font-size="12pt" fo:font-style="normal" style:text-underline-style="none" fo:font-weight="bold" officeooo:rsid="007f5533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36" style:family="text">
      <style:text-properties fo:color="#000000" style:text-position="0% 100%" style:font-name="Ubuntu1" fo:font-size="12pt" fo:font-style="normal" style:text-underline-style="none" fo:font-weight="bold" officeooo:rsid="007ba1c1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37" style:family="text">
      <style:text-properties fo:font-style="normal" style:font-style-asian="normal" style:font-style-complex="normal"/>
    </style:style>
    <style:style style:name="T138" style:family="text">
      <style:text-properties fo:font-style="normal" officeooo:rsid="0017770d" style:font-style-asian="normal" style:font-style-complex="normal"/>
    </style:style>
    <style:style style:name="T139" style:family="text">
      <style:text-properties fo:font-style="normal" officeooo:rsid="001eaa12" style:font-style-asian="normal" style:font-style-complex="normal"/>
    </style:style>
    <style:style style:name="T140" style:family="text">
      <style:text-properties fo:font-style="normal" officeooo:rsid="0021dd90" style:font-style-asian="normal" style:font-style-complex="normal"/>
    </style:style>
    <style:style style:name="T1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2" style:family="text">
      <style:text-properties fo:font-style="normal" fo:font-weight="bold" officeooo:rsid="001eaa12" style:font-style-asian="normal" style:font-weight-asian="bold" style:font-style-complex="normal" style:font-weight-complex="bold"/>
    </style:style>
    <style:style style:name="T143" style:family="text">
      <style:text-properties fo:font-style="normal" fo:font-weight="bold" officeooo:rsid="00022ce6" style:font-style-asian="normal" style:font-weight-asian="bold" style:font-style-complex="normal" style:font-weight-complex="bold"/>
    </style:style>
    <style:style style:name="T144" style:family="text">
      <style:text-properties fo:font-style="normal" fo:font-weight="bold" officeooo:rsid="00228eb7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0246b2c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025dacd" style:font-style-asian="normal" style:font-weight-asian="bold" style:font-style-complex="normal" style:font-weight-complex="bold"/>
    </style:style>
    <style:style style:name="T147" style:family="text">
      <style:text-properties fo:color="#3399ff"/>
    </style:style>
    <style:style style:name="T148" style:family="text">
      <style:text-properties fo:color="#009933" style:font-name="Ubuntu1" fo:font-style="normal" style:text-underline-style="none" fo:font-weight="bold" officeooo:rsid="0015dfd7" style:font-style-asian="normal" style:font-weight-asian="bold" style:font-style-complex="normal" style:font-weight-complex="bold"/>
    </style:style>
    <style:style style:name="T149" style:family="text">
      <style:text-properties officeooo:rsid="001eaa12"/>
    </style:style>
    <style:style style:name="T150" style:family="text">
      <style:text-properties officeooo:rsid="0025dacd"/>
    </style:style>
    <style:style style:name="T151" style:family="text">
      <style:text-properties officeooo:rsid="002fcd8a"/>
    </style:style>
    <style:style style:name="T152" style:family="text">
      <style:text-properties style:text-position="0% 100%"/>
    </style:style>
    <style:style style:name="T153" style:family="text">
      <style:text-properties style:text-position="0% 100%" fo:font-weight="bold" style:font-weight-asian="bold" style:font-weight-complex="bold"/>
    </style:style>
    <style:style style:name="T154" style:family="text">
      <style:text-properties style:text-position="0% 100%" fo:font-weight="bold" officeooo:rsid="0030b9a2" style:font-weight-asian="bold" style:font-weight-complex="bold"/>
    </style:style>
    <style:style style:name="T155" style:family="text">
      <style:text-properties style:text-position="0% 100%" fo:font-weight="bold" officeooo:rsid="00228eb7" style:font-weight-asian="bold" style:font-weight-complex="bold"/>
    </style:style>
    <style:style style:name="T156" style:family="text">
      <style:text-properties style:text-position="0% 100%" fo:font-weight="bold" officeooo:rsid="002fcd8a" style:font-weight-asian="bold" style:font-weight-complex="bold"/>
    </style:style>
    <style:style style:name="T157" style:family="text">
      <style:text-properties style:text-position="0% 100%" fo:font-weight="bold" officeooo:rsid="001eaa12" style:font-weight-asian="bold" style:font-weight-complex="bold"/>
    </style:style>
    <style:style style:name="T158" style:family="text">
      <style:text-properties style:text-position="0% 100%" fo:font-weight="bold" officeooo:rsid="003db403" style:font-weight-asian="bold" style:font-weight-complex="bold"/>
    </style:style>
    <style:style style:name="T159" style:family="text">
      <style:text-properties style:text-position="0% 100%" fo:font-weight="bold" officeooo:rsid="004027b6" style:font-weight-asian="bold" style:font-weight-complex="bold"/>
    </style:style>
    <style:style style:name="T160" style:family="text">
      <style:text-properties style:text-position="0% 100%" fo:font-weight="bold" officeooo:rsid="0043e30d" style:font-weight-asian="bold" style:font-weight-complex="bold"/>
    </style:style>
    <style:style style:name="T161" style:family="text">
      <style:text-properties style:text-position="0% 100%" fo:font-weight="bold" officeooo:rsid="00022ce6" style:font-weight-asian="bold" style:font-weight-complex="bold"/>
    </style:style>
    <style:style style:name="T162" style:family="text">
      <style:text-properties style:text-position="0% 100%" fo:font-weight="bold" officeooo:rsid="003c142d" style:font-weight-asian="bold" style:font-weight-complex="bold"/>
    </style:style>
    <style:style style:name="T163" style:family="text">
      <style:text-properties style:text-position="0% 100%" fo:font-weight="bold" officeooo:rsid="004c2f13" style:font-weight-asian="bold" style:font-weight-complex="bold"/>
    </style:style>
    <style:style style:name="T164" style:family="text">
      <style:text-properties style:text-position="0% 100%" fo:font-weight="bold" officeooo:rsid="002a7c9f" style:font-weight-asian="bold" style:font-weight-complex="bold"/>
    </style:style>
    <style:style style:name="T165" style:family="text">
      <style:text-properties style:text-position="0% 100%" fo:font-weight="bold" officeooo:rsid="00567d4c" style:font-weight-asian="bold" style:font-weight-complex="bold"/>
    </style:style>
    <style:style style:name="T166" style:family="text">
      <style:text-properties style:text-position="0% 100%" fo:font-weight="bold" officeooo:rsid="005e5079" style:font-weight-asian="bold" style:font-weight-complex="bold"/>
    </style:style>
    <style:style style:name="T167" style:family="text">
      <style:text-properties style:text-position="0% 100%" fo:font-weight="bold" officeooo:rsid="0061a10d" style:font-weight-asian="bold" style:font-weight-complex="bold"/>
    </style:style>
    <style:style style:name="T168" style:family="text">
      <style:text-properties style:text-position="0% 100%" fo:font-weight="bold" officeooo:rsid="00941026" fo:background-color="transparent" loext:char-shading-value="0" style:font-name-asian="Ubuntu" style:font-weight-asian="bold" style:font-name-complex="Ubuntu" style:font-weight-complex="bold"/>
    </style:style>
    <style:style style:name="T169" style:family="text">
      <style:text-properties style:text-position="0% 100%" fo:font-weight="bold" officeooo:rsid="00ae1910" fo:background-color="transparent" loext:char-shading-value="0" style:font-name-asian="Ubuntu" style:font-weight-asian="bold" style:font-name-complex="Ubuntu" style:font-weight-complex="bold"/>
    </style:style>
    <style:style style:name="T170" style:family="text">
      <style:text-properties style:text-position="0% 100%" officeooo:rsid="002fcd8a"/>
    </style:style>
    <style:style style:name="T171" style:family="text">
      <style:text-properties style:text-position="0% 100%" officeooo:rsid="0030b9a2"/>
    </style:style>
    <style:style style:name="T172" style:family="text">
      <style:text-properties style:text-position="0% 100%" officeooo:rsid="0034986b"/>
    </style:style>
    <style:style style:name="T173" style:family="text">
      <style:text-properties style:text-position="0% 100%" officeooo:rsid="0021dd90"/>
    </style:style>
    <style:style style:name="T174" style:family="text">
      <style:text-properties style:text-position="0% 100%" officeooo:rsid="001eaa12"/>
    </style:style>
    <style:style style:name="T175" style:family="text">
      <style:text-properties style:text-position="0% 100%" officeooo:rsid="0036c615"/>
    </style:style>
    <style:style style:name="T176" style:family="text">
      <style:text-properties style:text-position="0% 100%" officeooo:rsid="00373a1d"/>
    </style:style>
    <style:style style:name="T177" style:family="text">
      <style:text-properties style:text-position="0% 100%" style:text-underline-style="solid" style:text-underline-width="auto" style:text-underline-color="font-color" officeooo:rsid="002429a5"/>
    </style:style>
    <style:style style:name="T178" style:family="text">
      <style:text-properties style:text-position="0% 100%" style:text-underline-style="solid" style:text-underline-width="auto" style:text-underline-color="font-color" officeooo:rsid="001eaa12"/>
    </style:style>
    <style:style style:name="T179" style:family="text">
      <style:text-properties style:text-position="0% 100%" style:text-underline-style="solid" style:text-underline-width="auto" style:text-underline-color="font-color" officeooo:rsid="001eaa12" fo:background-color="transparent" loext:char-shading-value="0"/>
    </style:style>
    <style:style style:name="T180" style:family="text">
      <style:text-properties style:text-position="0% 100%" style:text-underline-style="solid" style:text-underline-width="auto" style:text-underline-color="font-color" officeooo:rsid="002429a5" fo:background-color="transparent" loext:char-shading-value="0"/>
    </style:style>
    <style:style style:name="T181" style:family="text">
      <style:text-properties style:text-position="0% 100%" style:text-underline-style="solid" style:text-underline-width="auto" style:text-underline-color="font-color" fo:background-color="transparent" loext:char-shading-value="0" style:font-name-asian="Ubuntu" style:font-name-complex="Ubuntu"/>
    </style:style>
    <style:style style:name="T182" style:family="text">
      <style:text-properties style:text-position="0% 100%" style:text-underline-style="solid" style:text-underline-width="auto" style:text-underline-color="font-color" officeooo:rsid="001eaa12" fo:background-color="transparent" loext:char-shading-value="0" style:font-name-asian="Ubuntu" style:font-name-complex="Ubuntu"/>
    </style:style>
    <style:style style:name="T183" style:family="text">
      <style:text-properties style:text-position="0% 100%" style:text-underline-style="solid" style:text-underline-width="auto" style:text-underline-color="font-color" officeooo:rsid="002429a5" fo:background-color="transparent" loext:char-shading-value="0" style:font-name-asian="Ubuntu" style:font-name-complex="Ubuntu"/>
    </style:style>
    <style:style style:name="T184" style:family="text">
      <style:text-properties style:text-position="0% 100%" officeooo:rsid="0025dacd"/>
    </style:style>
    <style:style style:name="T185" style:family="text">
      <style:text-properties style:text-position="0% 100%" officeooo:rsid="003db403"/>
    </style:style>
    <style:style style:name="T186" style:family="text">
      <style:text-properties style:text-position="0% 100%" officeooo:rsid="00022ce6"/>
    </style:style>
    <style:style style:name="T187" style:family="text">
      <style:text-properties style:text-position="0% 100%" officeooo:rsid="004027b6"/>
    </style:style>
    <style:style style:name="T188" style:family="text">
      <style:text-properties style:text-position="0% 100%" officeooo:rsid="0043e30d"/>
    </style:style>
    <style:style style:name="T189" style:family="text">
      <style:text-properties style:text-position="0% 100%" officeooo:rsid="0045ded6"/>
    </style:style>
    <style:style style:name="T190" style:family="text">
      <style:text-properties style:text-position="0% 100%" officeooo:rsid="00478312"/>
    </style:style>
    <style:style style:name="T191" style:family="text">
      <style:text-properties style:text-position="0% 100%" officeooo:rsid="00488600"/>
    </style:style>
    <style:style style:name="T192" style:family="text">
      <style:text-properties style:text-position="0% 100%" officeooo:rsid="004c2f13"/>
    </style:style>
    <style:style style:name="T193" style:family="text">
      <style:text-properties style:text-position="0% 100%" officeooo:rsid="005156d1"/>
    </style:style>
    <style:style style:name="T194" style:family="text">
      <style:text-properties style:text-position="0% 100%" officeooo:rsid="0017770d"/>
    </style:style>
    <style:style style:name="T195" style:family="text">
      <style:text-properties style:text-position="0% 100%" officeooo:rsid="0061a10d"/>
    </style:style>
    <style:style style:name="T196" style:family="text">
      <style:text-properties style:text-position="0% 100%" fo:background-color="transparent" loext:char-shading-value="0"/>
    </style:style>
    <style:style style:name="T197" style:family="text">
      <style:text-properties style:text-position="0% 100%" officeooo:rsid="005156d1" fo:background-color="transparent" loext:char-shading-value="0"/>
    </style:style>
    <style:style style:name="T198" style:family="text">
      <style:text-properties style:text-position="0% 100%" officeooo:rsid="00022ce6" fo:background-color="transparent" loext:char-shading-value="0"/>
    </style:style>
    <style:style style:name="T199" style:family="text">
      <style:text-properties style:text-position="0% 100%" officeooo:rsid="0070a388" fo:background-color="transparent" loext:char-shading-value="0"/>
    </style:style>
    <style:style style:name="T200" style:family="text">
      <style:text-properties style:text-position="0% 100%" officeooo:rsid="0061a10d" fo:background-color="transparent" loext:char-shading-value="0"/>
    </style:style>
    <style:style style:name="T201" style:family="text">
      <style:text-properties style:text-position="0% 100%" officeooo:rsid="0030b9a2" fo:background-color="transparent" loext:char-shading-value="0"/>
    </style:style>
    <style:style style:name="T202" style:family="text">
      <style:text-properties style:text-position="0% 100%" officeooo:rsid="0034986b" fo:background-color="transparent" loext:char-shading-value="0"/>
    </style:style>
    <style:style style:name="T203" style:family="text">
      <style:text-properties style:text-position="0% 100%" officeooo:rsid="00755b3c" fo:background-color="transparent" loext:char-shading-value="0"/>
    </style:style>
    <style:style style:name="T204" style:family="text">
      <style:text-properties style:text-position="0% 100%" officeooo:rsid="0078c51e" fo:background-color="transparent" loext:char-shading-value="0"/>
    </style:style>
    <style:style style:name="T205" style:family="text">
      <style:text-properties style:text-position="0% 100%" officeooo:rsid="002429a5" fo:background-color="transparent" loext:char-shading-value="0"/>
    </style:style>
    <style:style style:name="T206" style:family="text">
      <style:text-properties style:text-position="0% 100%" fo:background-color="transparent" loext:char-shading-value="0" style:font-name-asian="Ubuntu" style:font-name-complex="Ubuntu"/>
    </style:style>
    <style:style style:name="T207" style:family="text">
      <style:text-properties style:text-position="0% 100%" officeooo:rsid="00755b3c" fo:background-color="transparent" loext:char-shading-value="0" style:font-name-asian="Ubuntu" style:font-name-complex="Ubuntu"/>
    </style:style>
    <style:style style:name="T208" style:family="text">
      <style:text-properties style:text-position="0% 100%" officeooo:rsid="0092a9d1" fo:background-color="transparent" loext:char-shading-value="0" style:font-name-asian="Ubuntu" style:font-name-complex="Ubuntu"/>
    </style:style>
    <style:style style:name="T209" style:family="text">
      <style:text-properties style:text-position="0% 100%" officeooo:rsid="0025dacd" fo:background-color="transparent" loext:char-shading-value="0" style:font-name-asian="Ubuntu" style:font-name-complex="Ubuntu"/>
    </style:style>
    <style:style style:name="T210" style:family="text">
      <style:text-properties style:text-position="0% 100%" officeooo:rsid="004c2f13" fo:background-color="transparent" loext:char-shading-value="0" style:font-name-asian="Ubuntu" style:font-name-complex="Ubuntu"/>
    </style:style>
    <style:style style:name="T211" style:family="text">
      <style:text-properties style:text-position="0% 100%" officeooo:rsid="009afea0" fo:background-color="transparent" loext:char-shading-value="0" style:font-name-asian="Ubuntu" style:font-name-complex="Ubuntu"/>
    </style:style>
    <style:style style:name="T212" style:family="text">
      <style:text-properties style:text-position="0% 100%" officeooo:rsid="009bea15" fo:background-color="transparent" loext:char-shading-value="0" style:font-name-asian="Ubuntu" style:font-name-complex="Ubuntu"/>
    </style:style>
    <style:style style:name="T213" style:family="text">
      <style:text-properties style:text-position="0% 100%" officeooo:rsid="009b6666" fo:background-color="transparent" loext:char-shading-value="0" style:font-name-asian="Ubuntu" style:font-name-complex="Ubuntu"/>
    </style:style>
    <style:style style:name="T214" style:family="text">
      <style:text-properties style:text-position="0% 100%" officeooo:rsid="009c119f" fo:background-color="transparent" loext:char-shading-value="0" style:font-name-asian="Ubuntu" style:font-name-complex="Ubuntu"/>
    </style:style>
    <style:style style:name="T215" style:family="text">
      <style:text-properties style:text-position="0% 100%" officeooo:rsid="00a3458c" fo:background-color="transparent" loext:char-shading-value="0" style:font-name-asian="Ubuntu" style:font-name-complex="Ubuntu"/>
    </style:style>
    <style:style style:name="T216" style:family="text">
      <style:text-properties style:text-position="0% 100%" officeooo:rsid="00a8d8e3" fo:background-color="transparent" loext:char-shading-value="0" style:font-name-asian="Ubuntu" style:font-name-complex="Ubuntu"/>
    </style:style>
    <style:style style:name="T217" style:family="text">
      <style:text-properties style:text-position="0% 100%" officeooo:rsid="002429a5" fo:background-color="transparent" loext:char-shading-value="0" style:font-name-asian="Ubuntu" style:font-name-complex="Ubuntu"/>
    </style:style>
    <style:style style:name="T218" style:family="text">
      <style:text-properties style:text-position="0% 100%" officeooo:rsid="00a99426" fo:background-color="transparent" loext:char-shading-value="0" style:font-name-asian="Ubuntu" style:font-name-complex="Ubuntu"/>
    </style:style>
    <style:style style:name="T219" style:family="text">
      <style:text-properties style:text-position="0% 100%" officeooo:rsid="005e5079"/>
    </style:style>
    <style:style style:name="T220" style:family="text">
      <style:text-properties style:text-position="0% 100%" fo:font-style="italic" officeooo:rsid="00755b3c" fo:background-color="transparent" loext:char-shading-value="0" style:font-style-asian="italic" style:font-style-complex="italic"/>
    </style:style>
    <style:style style:name="T221" style:family="text">
      <style:text-properties style:text-position="0% 100%" fo:font-style="italic" fo:background-color="transparent" loext:char-shading-value="0" style:font-name-asian="Ubuntu" style:font-style-asian="italic" style:font-name-complex="Ubuntu" style:font-style-complex="italic"/>
    </style:style>
    <style:style style:name="T222" style:family="text">
      <style:text-properties style:text-position="0% 100%" fo:font-style="italic" officeooo:rsid="0092a9d1" fo:background-color="transparent" loext:char-shading-value="0" style:font-name-asian="Ubuntu" style:font-style-asian="italic" style:font-name-complex="Ubuntu" style:font-style-complex="italic"/>
    </style:style>
    <style:style style:name="T223" style:family="text">
      <style:text-properties style:text-position="0% 100%" fo:font-style="italic" officeooo:rsid="009afea0" fo:background-color="transparent" loext:char-shading-value="0" style:font-name-asian="Ubuntu" style:font-style-asian="italic" style:font-name-complex="Ubuntu" style:font-style-complex="italic"/>
    </style:style>
    <style:style style:name="T224" style:family="text">
      <style:text-properties style:text-position="0% 100%" fo:font-style="italic" officeooo:rsid="00a3458c" fo:background-color="transparent" loext:char-shading-value="0" style:font-name-asian="Ubuntu" style:font-style-asian="italic" style:font-name-complex="Ubuntu" style:font-style-complex="italic"/>
    </style:style>
    <style:style style:name="T225" style:family="text">
      <style:text-properties style:text-position="0% 100%" style:font-name="Ubuntu1" officeooo:rsid="00755b3c" fo:background-color="transparent" loext:char-shading-value="0"/>
    </style:style>
    <style:style style:name="T226" style:family="text">
      <style:text-properties style:text-position="0% 100%" style:font-name="Ubuntu1" officeooo:rsid="0085afe6" fo:background-color="transparent" loext:char-shading-value="0"/>
    </style:style>
    <style:style style:name="T227" style:family="text">
      <style:text-properties style:text-position="0% 100%" style:font-name="Ubuntu1" fo:font-style="italic" officeooo:rsid="0085afe6" fo:background-color="transparent" loext:char-shading-value="0" style:font-style-asian="italic" style:font-style-complex="italic"/>
    </style:style>
    <style:style style:name="T228" style:family="text">
      <style:text-properties style:text-position="0% 100%" fo:font-style="normal" fo:background-color="transparent" loext:char-shading-value="0" style:font-name-asian="Ubuntu" style:font-style-asian="normal" style:font-name-complex="Ubuntu" style:font-style-complex="normal"/>
    </style:style>
    <style:style style:name="T229" style:family="text">
      <style:text-properties style:text-position="0% 100%" fo:font-style="normal" officeooo:rsid="009afea0" fo:background-color="transparent" loext:char-shading-value="0" style:font-name-asian="Ubuntu" style:font-style-asian="normal" style:font-name-complex="Ubuntu" style:font-style-complex="normal"/>
    </style:style>
    <style:style style:name="T230" style:family="text">
      <style:text-properties style:text-position="0% 100%" fo:font-style="normal" officeooo:rsid="004c2f13" fo:background-color="transparent" loext:char-shading-value="0" style:font-name-asian="Ubuntu" style:font-style-asian="normal" style:font-name-complex="Ubuntu" style:font-style-complex="normal"/>
    </style:style>
    <style:style style:name="T231" style:family="text">
      <style:text-properties style:text-position="0% 100%" fo:font-style="normal" officeooo:rsid="009bea15" fo:background-color="transparent" loext:char-shading-value="0" style:font-name-asian="Ubuntu" style:font-style-asian="normal" style:font-name-complex="Ubuntu" style:font-style-complex="normal"/>
    </style:style>
    <style:style style:name="T232" style:family="text">
      <style:text-properties style:text-position="0% 100%" fo:font-style="normal" officeooo:rsid="00022ce6" fo:background-color="transparent" loext:char-shading-value="0" style:font-name-asian="Ubuntu" style:font-style-asian="normal" style:font-name-complex="Ubuntu" style:font-style-complex="normal"/>
    </style:style>
    <style:style style:name="T233" style:family="text">
      <style:text-properties style:text-position="0% 100%" fo:font-style="normal" officeooo:rsid="009c119f" fo:background-color="transparent" loext:char-shading-value="0" style:font-name-asian="Ubuntu" style:font-style-asian="normal" style:font-name-complex="Ubuntu" style:font-style-complex="normal"/>
    </style:style>
    <style:style style:name="T234" style:family="text">
      <style:text-properties style:text-position="0% 100%" fo:font-style="normal" officeooo:rsid="0034986b" fo:background-color="transparent" loext:char-shading-value="0" style:font-name-asian="Ubuntu" style:font-style-asian="normal" style:font-name-complex="Ubuntu" style:font-style-complex="normal"/>
    </style:style>
    <style:style style:name="T235" style:family="text">
      <style:text-properties style:text-position="0% 100%" fo:font-style="normal" officeooo:rsid="009f48ca" fo:background-color="transparent" loext:char-shading-value="0" style:font-name-asian="Ubuntu" style:font-style-asian="normal" style:font-name-complex="Ubuntu" style:font-style-complex="normal"/>
    </style:style>
    <style:style style:name="T236" style:family="text">
      <style:text-properties style:text-position="0% 100%" fo:font-weight="normal" officeooo:rsid="00755b3c" fo:background-color="transparent" loext:char-shading-value="0" style:font-name-asian="Ubuntu" style:font-weight-asian="normal" style:font-name-complex="Ubuntu" style:font-weight-complex="normal"/>
    </style:style>
    <style:style style:name="T237" style:family="text">
      <style:text-properties style:text-position="0% 100%" fo:font-weight="normal" officeooo:rsid="0092a9d1" fo:background-color="transparent" loext:char-shading-value="0" style:font-name-asian="Ubuntu" style:font-weight-asian="normal" style:font-name-complex="Ubuntu" style:font-weight-complex="normal"/>
    </style:style>
    <style:style style:name="T238" style:family="text">
      <style:text-properties style:text-position="0% 100%" fo:font-weight="normal" officeooo:rsid="00a8d8e3" fo:background-color="transparent" loext:char-shading-value="0" style:font-name-asian="Ubuntu" style:font-weight-asian="normal" style:font-name-complex="Ubuntu" style:font-weight-complex="normal"/>
    </style:style>
    <style:style style:name="T239" style:family="text">
      <style:text-properties fo:color="#9900ff" style:font-name="Ubuntu1" fo:font-size="16pt" fo:font-style="normal" style:text-underline-style="none" fo:font-weight="bold" officeooo:rsid="00387bd5" style:font-size-asian="16pt" style:font-style-asian="normal" style:font-weight-asian="bold" style:font-size-complex="16pt" style:font-style-complex="normal" style:font-weight-complex="bold"/>
    </style:style>
    <style:style style:name="T240" style:family="text">
      <style:text-properties fo:color="#9933ff" style:text-position="0% 100%" fo:font-weight="bold" officeooo:rsid="0043e30d" style:font-weight-asian="bold" style:font-weight-complex="bold"/>
    </style:style>
    <style:style style:name="T241" style:family="text">
      <style:text-properties fo:color="#9933ff" style:text-position="0% 100%" fo:font-weight="bold" officeooo:rsid="0092a9d1" fo:background-color="transparent" loext:char-shading-value="0" style:font-name-asian="Ubuntu" style:font-weight-asian="bold" style:font-name-complex="Ubuntu" style:font-weight-complex="bold"/>
    </style:style>
    <style:style style:name="T242" style:family="text">
      <style:text-properties fo:color="#007826" style:text-position="0% 100%" fo:font-weight="bold" officeooo:rsid="0061a10d" fo:background-color="transparent" loext:char-shading-value="0" style:font-weight-asian="bold" style:font-weight-complex="bold"/>
    </style:style>
    <style:style style:name="T243" style:family="text">
      <style:text-properties fo:color="#00cc33" style:text-position="0% 100%" style:font-name="Ubuntu1" fo:font-size="12pt" fo:font-style="normal" style:text-underline-style="none" fo:font-weight="bold" officeooo:rsid="007ba1c1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44" style:family="text">
      <style:text-properties fo:color="#ff66ff" style:text-position="0% 100%" fo:font-weight="bold" officeooo:rsid="0092a9d1" fo:background-color="transparent" loext:char-shading-value="0" style:font-name-asian="Ubuntu" style:font-weight-asian="bold" style:font-name-complex="Ubuntu" style:font-weight-complex="bold"/>
    </style:style>
    <style:style style:name="T245" style:family="text">
      <style:text-properties fo:color="#ff66ff" style:text-position="0% 100%" officeooo:rsid="0092a9d1" fo:background-color="transparent" loext:char-shading-value="0" style:font-name-asian="Ubuntu" style:font-name-complex="Ubuntu"/>
    </style:style>
    <style:style style:name="T246" style:family="text">
      <style:text-properties style:text-position="sub 58%" fo:font-style="normal" fo:background-color="transparent" loext:char-shading-value="0" style:font-name-asian="Ubuntu" style:font-style-asian="normal" style:font-name-complex="Ubuntu" style:font-style-complex="normal"/>
    </style:style>
    <style:style style:name="T247" style:family="text">
      <style:text-properties style:text-position="sub 58%" fo:font-style="normal" officeooo:rsid="002fcd8a" fo:background-color="transparent" loext:char-shading-value="0" style:font-name-asian="Ubuntu" style:font-style-asian="normal" style:font-name-complex="Ubuntu" style:font-style-complex="normal"/>
    </style:style>
    <style:style style:name="T248" style:family="text">
      <style:text-properties style:text-position="sub 58%" fo:font-style="normal" officeooo:rsid="009bea15" fo:background-color="transparent" loext:char-shading-value="0" style:font-name-asian="Ubuntu" style:font-style-asian="normal" style:font-name-complex="Ubuntu" style:font-style-complex="normal"/>
    </style:style>
    <style:style style:name="T249" style:family="text">
      <style:text-properties style:text-position="sub 58%" fo:font-style="normal" officeooo:rsid="009c119f" fo:background-color="transparent" loext:char-shading-value="0" style:font-name-asian="Ubuntu" style:font-style-asian="normal" style:font-name-complex="Ubuntu" style:font-style-complex="normal"/>
    </style:style>
    <style:style style:name="T250" style:family="text">
      <style:text-properties style:text-position="sub 58%" fo:font-style="normal" officeooo:rsid="009e1175" fo:background-color="transparent" loext:char-shading-value="0" style:font-name-asian="Ubuntu" style:font-style-asian="normal" style:font-name-complex="Ubuntu" style:font-style-complex="normal"/>
    </style:style>
    <style:style style:name="T251" style:family="text">
      <style:text-properties style:text-position="sub 58%" fo:font-weight="bold" officeooo:rsid="00ae1910" fo:background-color="transparent" loext:char-shading-value="0" style:font-name-asian="Ubuntu" style:font-weight-asian="bold" style:font-name-complex="Ubuntu" style:font-weight-complex="bold"/>
    </style:style>
    <style:style style:name="T252" style:family="text">
      <style:text-properties style:text-position="sub 58%" fo:font-weight="bold" officeooo:rsid="00ae1910" style:font-weight-asian="bold" style:font-weight-complex="bold"/>
    </style:style>
    <style:style style:name="T253" style:family="text">
      <style:text-properties style:text-position="sub 58%" fo:font-weight="bold" officeooo:rsid="00af1bc6" style:font-weight-asian="bold" style:font-weight-complex="bold"/>
    </style:style>
    <style:style style:name="T254" style:family="text">
      <style:text-properties style:text-position="sub 58%" officeooo:rsid="00ae1910"/>
    </style:style>
    <style:style style:name="T255" style:family="text">
      <style:text-properties fo:color="#ffffff" style:text-position="0% 100%" fo:font-style="italic" officeooo:rsid="00a3458c" fo:background-color="transparent" loext:char-shading-value="0" style:font-name-asian="Ubuntu" style:font-style-asian="italic" style:font-name-complex="Ubuntu" style:font-style-complex="italic"/>
    </style:style>
    <style:style style:name="T256" style:family="text">
      <style:text-properties officeooo:rsid="00ae1910"/>
    </style:style>
    <style:style style:name="T257" style:family="text">
      <style:text-properties officeooo:rsid="00af1bc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hapter 4</text:p>
      <text:p text:style-name="P4">Division</text:p>
      <text:p text:style-name="P2"><text:tab/>When one integer is divided by a second <text:span text:style-name="T1">nonzero integer</text:span>, the quotient may or may not be an <text:span text:style-name="T147">integer</text:span>. </text:p>
      <text:p text:style-name="P2"/>
      <text:p text:style-name="P1">EX</text:p>
      <text:p text:style-name="P3"><text:tab/><draw:frame draw:style-name="fr1" draw:name="Object1" text:anchor-type="as-char" svg:y="-0.2445in" svg:width="0.2783in" svg:height="0.3937in" draw:z-index="0"><draw:object xlink:href="./Object 1" xlink:type="simple" xlink:show="embed" xlink:actuate="onLoad"/><draw:image xlink:href="./ObjectReplacements/Object 1" xlink:type="simple" xlink:show="embed" xlink:actuate="onLoad"/></draw:frame>= 3 <text:span text:style-name="T4">√</text:span><text:span text:style-name="T3"> </text:span><text:span text:style-name="T2">, </text:span><text:span text:style-name="T6"><draw:frame draw:style-name="fr1" draw:name="Object2" text:anchor-type="as-char" svg:y="-0.2445in" svg:width="0.272in" svg:height="0.393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 = 2.75 </text:span><text:span text:style-name="T8">x</text:span></text:p>
      <text:p text:style-name="P7"/>
      <text:p text:style-name="P14">DEFINITION</text:p>
      <text:p text:style-name="P16"><text:span text:style-name="T100">If </text:span><text:span text:style-name="T37">A</text:span><text:span text:style-name="T100"> and </text:span><text:span text:style-name="T58">B</text:span><text:span text:style-name="T100"> are integers with </text:span><text:span text:style-name="T37">A</text:span><text:span text:style-name="T100"> != 0, we say that </text:span><text:span text:style-name="T37">A</text:span><text:span text:style-name="T100"> </text:span><text:span text:style-name="T103">divides</text:span><text:span text:style-name="T100"> </text:span><text:span text:style-name="T58">B</text:span><text:span text:style-name="T101">,</text:span><text:span text:style-name="T102">i</text:span><text:span text:style-name="T100">f there is an integer </text:span><text:span text:style-name="T85">C </text:span><text:span text:style-name="T101">, </text:span><text:span text:style-name="T102">such that </text:span><text:span text:style-name="T58">B </text:span><text:span text:style-name="T102">= </text:span><text:span text:style-name="T37">A</text:span><text:span text:style-name="T85">C</text:span><text:span text:style-name="T101">. </text:span><text:span text:style-name="T102">When </text:span><text:span text:style-name="T37">A </text:span><text:span text:style-name="T102">divides </text:span><text:span text:style-name="T58">B</text:span><text:span text:style-name="T59"> </text:span><text:span text:style-name="T102">we say that </text:span><text:span text:style-name="T37">A </text:span><text:span text:style-name="T102">is a </text:span><text:span text:style-name="T104">factor</text:span><text:span text:style-name="T102"> or </text:span><text:span text:style-name="T104">divisor </text:span><text:span text:style-name="T109">of </text:span><text:span text:style-name="T60">B</text:span><text:span text:style-name="T110">,</text:span><text:span text:style-name="T109"> </text:span><text:span text:style-name="T111">and that is a </text:span><text:span text:style-name="T60">B</text:span><text:span text:style-name="T61"> </text:span><text:span text:style-name="T105">multiple</text:span><text:span text:style-name="T111"> of </text:span><text:span text:style-name="T38">A</text:span><text:span text:style-name="T111">. </text:span><text:span text:style-name="T112">The notation </text:span><text:span text:style-name="T38">A</text:span><text:span text:style-name="T118">|</text:span><text:span text:style-name="T60">B</text:span><text:span text:style-name="T112"> denotes </text:span><text:span text:style-name="T38">A</text:span><text:span text:style-name="T110"> </text:span><text:span text:style-name="T106">divides</text:span><text:span text:style-name="T110"> </text:span><text:span text:style-name="T60">B</text:span><text:span text:style-name="T110">. </text:span><text:span text:style-name="T113">We write </text:span><text:span text:style-name="T38">A</text:span><text:span text:style-name="T119">∤</text:span><text:span text:style-name="T60">B</text:span><text:span text:style-name="T113"> </text:span><text:bookmark text:name="MathJax-Span-38"/><text:span text:style-name="T113">, when does </text:span><text:span text:style-name="T38">A </text:span><text:span text:style-name="T113">not divide into </text:span><text:span text:style-name="T60">B</text:span><text:span text:style-name="T113">.</text:span></text:p>
      <text:p text:style-name="P11"><text:span text:style-name="T39">A</text:span><text:span text:style-name="T127">|</text:span><text:span text:style-name="T65">B </text:span><text:span text:style-name="T129">&lt;</text:span><text:span text:style-name="T128">=</text:span><text:span text:style-name="T129">&gt;</text:span><text:span text:style-name="T66"> B</text:span><text:span text:style-name="T128">/</text:span><text:span text:style-name="T39">A </text:span><text:span text:style-name="T129">=</text:span><text:span text:style-name="T40"> </text:span><text:span text:style-name="T239">K</text:span></text:p>
      <text:p text:style-name="P13"/>
      <text:p text:style-name="P8"><text:span text:style-name="T121">E</text:span><text:span text:style-name="T120">X</text:span></text:p>
      <text:p text:style-name="P9"><text:span text:style-name="T120"><text:tab/></text:span><text:span text:style-name="T125">(1) </text:span><text:span text:style-name="T120">Determine whether 3|7 and 3|12.</text:span></text:p>
      <text:p text:style-name="P5"/>
      <text:p text:style-name="P5">Solution:</text:p>
      <text:p text:style-name="P10"><text:span text:style-name="T120"><text:tab/> </text:span><text:span text:style-name="T120"><draw:frame draw:style-name="fr1" draw:name="Object3" text:anchor-type="as-char" svg:y="-0.2445in" svg:width="0.1992in" svg:height="0.393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22">= <text:s/>3.5 , which is not an integer , </text:span><text:span text:style-name="T123">thus 3</text:span><text:span text:style-name="T121">∤</text:span><text:span text:style-name="T123">7</text:span></text:p>
      <text:p text:style-name="P10"><text:span text:style-name="T120"><text:tab/> </text:span><text:span text:style-name="T120"><draw:frame draw:style-name="fr1" draw:name="Object4" text:anchor-type="as-char" svg:y="-0.2445in" svg:width="0.2783in" svg:height="0.393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22">= 3 <text:s text:c="3"/>, which is </text:span><text:span text:style-name="T124">an</text:span><text:span text:style-name="T122"> integer , </text:span><text:span text:style-name="T123">thus 3</text:span><text:span text:style-name="T124">|12</text:span><text:span text:style-name="T123"> <text:s/></text:span><text:span text:style-name="T122"><text:tab/></text:span></text:p>
      <text:p text:style-name="P6"><text:tab/></text:p>
      <text:p text:style-name="P15"><text:span text:style-name="T125">(2) Let </text:span><text:span text:style-name="T9">n</text:span><text:span text:style-name="T125"> and </text:span><text:span text:style-name="T62">d</text:span><text:span text:style-name="T125"> be positive integers. How many positive integers are not exceeding </text:span><text:span text:style-name="T9">n</text:span><text:span text:style-name="T125"> are divisible by </text:span><text:span text:style-name="T62">d</text:span><text:span text:style-name="T125">?</text:span></text:p>
      <text:p text:style-name="P42"/>
      <text:p text:style-name="P88">Solution:</text:p>
      <text:p text:style-name="P80"><text:span text:style-name="T107"><text:tab/></text:span><text:span text:style-name="T114">The positive integers divisible by </text:span><text:span text:style-name="T63">d </text:span><text:span text:style-name="T114">are all integers of the form </text:span><text:span text:style-name="T63">d</text:span><text:span text:style-name="T108">*</text:span><text:span text:style-name="T148">k</text:span><text:span text:style-name="T114"> , where </text:span><text:span text:style-name="T148">k</text:span><text:span text:style-name="T114"> is a positive integer. </text:span><text:span text:style-name="T115">The number of positive numbers divisible by </text:span><text:span text:style-name="T63">d</text:span><text:span text:style-name="T115"> that do not exceed </text:span><text:span text:style-name="T10">n</text:span><text:span text:style-name="T115"> equals the number of integers </text:span><text:span text:style-name="T148">k</text:span><text:span text:style-name="T115"> with 0 &lt; </text:span><text:span text:style-name="T63">d</text:span><text:span text:style-name="T108">*</text:span><text:span text:style-name="T148">k </text:span><text:span text:style-name="T126">≤ </text:span><text:span text:style-name="T10">n</text:span></text:p>
      <text:p text:style-name="P23"><text:span text:style-name="T11">n = 14 </text:span><text:span text:style-name="T115">;</text:span><text:span text:style-name="T11"> <text:s/></text:span><text:span text:style-name="T63">d </text:span><text:span text:style-name="T64">= 2 </text:span><text:span text:style-name="T115">;</text:span></text:p>
      <text:p text:style-name="P24"><text:span text:style-name="T148">k</text:span><text:span text:style-name="T116"> = 1, 2, 7</text:span></text:p>
      <text:p text:style-name="P24"><text:span text:style-name="T117">Thus , </text:span><text:span text:style-name="T116">3 integers</text:span><text:span text:style-name="T115"> </text:span></text:p>
      <text:p text:style-name="P83">THEOREM</text:p>
      <text:p text:style-name="P17"><text:span text:style-name="T138">L</text:span><text:span text:style-name="T137">et </text:span><text:span text:style-name="T36">A</text:span><text:span text:style-name="T137">, </text:span><text:span text:style-name="T55">B</text:span><text:span text:style-name="T137">, and </text:span><text:span text:style-name="T87">C</text:span><text:span text:style-name="T137"> be integers, where </text:span><text:span text:style-name="T36">A</text:span><text:span text:style-name="T137"> != 0. Then</text:span></text:p>
      <text:p text:style-name="P19"/>
      <text:p text:style-name="P18"><text:span text:style-name="T137">(</text:span><text:span text:style-name="T140">i</text:span><text:span text:style-name="T137">) </text:span><text:span text:style-name="T139">if <text:s/></text:span><text:span text:style-name="T36">A</text:span><text:span text:style-name="T142">|</text:span><text:span text:style-name="T55">B </text:span><text:span text:style-name="T139">and </text:span><text:span text:style-name="T36">A</text:span><text:span text:style-name="T142">|</text:span><text:span text:style-name="T87">C</text:span><text:span text:style-name="T139">, then </text:span><text:span text:style-name="T36">A</text:span><text:span text:style-name="T142">|</text:span><text:span text:style-name="T144">(</text:span><text:span text:style-name="T55">B</text:span><text:span text:style-name="T144">+</text:span><text:span text:style-name="T56"> </text:span><text:span text:style-name="T87">C</text:span><text:span text:style-name="T144">) </text:span><text:span text:style-name="T145">== <text:s/></text:span><text:span text:style-name="T36">A</text:span><text:span text:style-name="T142">|</text:span><text:span text:style-name="T55">B </text:span><text:span text:style-name="T145">+</text:span><text:span text:style-name="T57"> </text:span><text:span text:style-name="T36">A</text:span><text:span text:style-name="T142">|</text:span><text:span text:style-name="T87">C</text:span><text:span text:style-name="T139">;</text:span></text:p>
      <text:p text:style-name="P28"><text:span text:style-name="T139">E</text:span><text:span text:style-name="T137">X</text:span></text:p>
      <text:p text:style-name="P26"><text:span text:style-name="T36">A </text:span><text:span text:style-name="T35">= 3 </text:span><text:span text:style-name="T141">,</text:span><text:span text:style-name="T35"> </text:span><text:span text:style-name="T55">B </text:span><text:span text:style-name="T54">= 12</text:span><text:span text:style-name="T141"> ,</text:span><text:span text:style-name="T35"> <text:s/></text:span><text:span text:style-name="T87">C </text:span><text:span text:style-name="T86">= 15</text:span></text:p>
      <text:p text:style-name="P26"><text:span text:style-name="T36">A</text:span><text:span text:style-name="T142">|</text:span><text:span text:style-name="T55">B </text:span><text:span text:style-name="T141">= 4</text:span><text:span text:style-name="T54"> <text:s text:c="4"/></text:span><text:span text:style-name="T36">A</text:span><text:span text:style-name="T142">|</text:span><text:span text:style-name="T87">C</text:span><text:span text:style-name="T143"> </text:span><text:span text:style-name="T141">= 5</text:span></text:p>
      <text:p text:style-name="P27"><text:span text:style-name="T141"><text:tab/></text:span><text:span text:style-name="T36">A</text:span><text:span text:style-name="T142">|</text:span><text:span text:style-name="T144">(</text:span><text:span text:style-name="T55">B</text:span><text:span text:style-name="T144">+</text:span><text:span text:style-name="T56"> </text:span><text:span text:style-name="T87">C</text:span><text:span text:style-name="T144">) </text:span><text:span text:style-name="T141">= (12+15) / 3 = 9 </text:span><text:span text:style-name="T146">or </text:span><text:span text:style-name="T36">A</text:span><text:span text:style-name="T142">|</text:span><text:span text:style-name="T55">B </text:span><text:span text:style-name="T145">+</text:span><text:span text:style-name="T57"> </text:span><text:span text:style-name="T36">A</text:span><text:span text:style-name="T142">|</text:span><text:span text:style-name="T87">C</text:span><text:span text:style-name="T143"> </text:span><text:span text:style-name="T146">= 5 + 4 = 9</text:span></text:p>
      <text:p text:style-name="P29"><text:soft-page-break/><text:span text:style-name="T150">P</text:span>roof</text:p>
      <text:p text:style-name="P32"><text:tab/>Definition of divisibility says if x<text:span text:style-name="T149">|</text:span>y , then y = x*<text:span text:style-name="T7">k</text:span></text:p>
      <text:p text:style-name="P36"><text:span text:style-name="T34">A</text:span><text:span text:style-name="T77">|</text:span><text:span text:style-name="T51">B </text:span><text:span text:style-name="T33">-&gt; </text:span><text:span text:style-name="T51">B </text:span><text:span text:style-name="T78">=</text:span><text:span text:style-name="T52"> </text:span><text:span text:style-name="T34">A</text:span><text:span text:style-name="T33">*</text:span><text:span text:style-name="T12">k</text:span><text:span text:style-name="T15">1</text:span><text:span text:style-name="T13"><text:tab/> </text:span><text:span text:style-name="T34">A</text:span><text:span text:style-name="T77">|</text:span><text:span text:style-name="T84">C</text:span><text:span text:style-name="T33">-&gt; </text:span><text:span text:style-name="T84">C</text:span><text:span text:style-name="T51"> </text:span><text:span text:style-name="T78">=</text:span><text:span text:style-name="T52"> </text:span><text:span text:style-name="T34">A</text:span><text:span text:style-name="T33">*</text:span><text:span text:style-name="T13"> </text:span><text:span text:style-name="T12">k</text:span><text:span text:style-name="T15">2</text:span></text:p>
      <text:p text:style-name="P40"><text:span text:style-name="T13"><text:tab/></text:span>Thus,</text:p>
      <text:p text:style-name="P41"><text:tab/><text:span text:style-name="T79">(</text:span><text:span text:style-name="T51">B </text:span><text:span text:style-name="T79">+</text:span><text:span text:style-name="T53"> </text:span><text:span text:style-name="T84">C</text:span><text:span text:style-name="T79">) </text:span><text:span text:style-name="T80">=</text:span><text:span text:style-name="T151"> </text:span><text:span text:style-name="T34">A</text:span><text:span text:style-name="T81">( </text:span><text:span text:style-name="T12">k</text:span><text:span text:style-name="T15">1</text:span><text:span text:style-name="T154">+</text:span><text:span text:style-name="T20">k</text:span><text:span text:style-name="T15">2</text:span><text:span text:style-name="T154">)</text:span></text:p>
      <text:p text:style-name="P43"><text:span text:style-name="T154"><text:s text:c="3"/>= </text:span><text:span text:style-name="T155">(</text:span><text:span text:style-name="T68">B </text:span><text:span text:style-name="T155">+</text:span><text:span text:style-name="T69"> </text:span><text:span text:style-name="T89">C</text:span><text:span text:style-name="T155">) </text:span><text:span text:style-name="T156">=</text:span><text:span text:style-name="T170"> </text:span><text:span text:style-name="T42">A</text:span><text:span text:style-name="T154">( </text:span><text:span text:style-name="T20">k</text:span><text:span text:style-name="T14">3</text:span><text:span text:style-name="T154">) </text:span><text:span text:style-name="T171">, </text:span><text:span text:style-name="T172">this is definition of divisibility</text:span></text:p>
      <text:p text:style-name="P70"/>
      <text:p text:style-name="P20"><text:span text:style-name="T172">(</text:span><text:span text:style-name="T173">i</text:span><text:span text:style-name="T175">i</text:span><text:span text:style-name="T172">) </text:span><text:span text:style-name="T174">if <text:s/></text:span><text:span text:style-name="T42">A</text:span><text:span text:style-name="T157">|</text:span><text:span text:style-name="T68">B </text:span><text:span text:style-name="T176">then</text:span><text:span text:style-name="T174"> </text:span><text:span text:style-name="T42">A</text:span><text:span text:style-name="T157">|</text:span><text:span text:style-name="T68">B</text:span><text:span text:style-name="T89">C</text:span><text:span text:style-name="T90"> </text:span><text:span text:style-name="T176">for all integers </text:span><text:span text:style-name="T89">C</text:span><text:span text:style-name="T174">;</text:span></text:p>
      <text:p text:style-name="P37"><text:span text:style-name="T178">E</text:span><text:span text:style-name="T177">X</text:span></text:p>
      <text:p text:style-name="P44"><text:span text:style-name="T42">A </text:span><text:span text:style-name="T41">= 3 </text:span><text:span text:style-name="T153">,</text:span><text:span text:style-name="T41"> </text:span><text:span text:style-name="T68">B </text:span><text:span text:style-name="T67">= 12</text:span><text:span text:style-name="T153"> ,</text:span><text:span text:style-name="T41"> <text:s/></text:span><text:span text:style-name="T89">C </text:span><text:span text:style-name="T88">= </text:span><text:span text:style-name="T91">0,1,2,3,4,5….</text:span></text:p>
      <text:p text:style-name="P44"><text:span text:style-name="T41">3</text:span><text:span text:style-name="T162">|</text:span><text:span text:style-name="T67">12</text:span><text:span text:style-name="T162">(</text:span><text:span text:style-name="T93">C</text:span><text:span text:style-name="T162">) <text:s/></text:span></text:p>
      <text:p text:style-name="P30"><text:span text:style-name="T184">P</text:span><text:span text:style-name="T152">roof</text:span></text:p>
      <text:p text:style-name="P33"><text:span text:style-name="T152"><text:tab/></text:span><text:span text:style-name="T185">Since </text:span><text:span text:style-name="T68">B </text:span><text:span text:style-name="T153">=</text:span><text:span text:style-name="T67"> </text:span><text:span text:style-name="T42">A</text:span><text:span text:style-name="T186">*</text:span><text:span text:style-name="T21">k </text:span><text:span text:style-name="T185">then</text:span><text:span text:style-name="T21"> </text:span><text:span text:style-name="T68">B</text:span><text:span text:style-name="T158">* </text:span><text:span text:style-name="T89">C</text:span><text:span text:style-name="T21"> </text:span><text:span text:style-name="T158">=</text:span><text:span text:style-name="T21"> </text:span><text:span text:style-name="T42">A</text:span><text:span text:style-name="T161">*</text:span><text:span text:style-name="T186"> </text:span><text:span text:style-name="T187">(</text:span><text:span text:style-name="T21">k</text:span><text:span text:style-name="T158">*</text:span><text:span text:style-name="T89">C</text:span><text:span text:style-name="T159">) , (</text:span><text:span text:style-name="T21">k</text:span><text:span text:style-name="T158">*</text:span><text:span text:style-name="T89">C</text:span><text:span text:style-name="T159">) </text:span><text:span text:style-name="T160">= </text:span><text:span text:style-name="T240">n</text:span><text:span text:style-name="T160"> </text:span><text:span text:style-name="T188">so</text:span><text:span text:style-name="T160"> <text:s/></text:span><text:span text:style-name="T68">B</text:span><text:span text:style-name="T158">*</text:span><text:span text:style-name="T89">C </text:span><text:span text:style-name="T160">=</text:span><text:span text:style-name="T92"> </text:span><text:span text:style-name="T42">A</text:span><text:span text:style-name="T161">*</text:span><text:span text:style-name="T240">n</text:span></text:p>
      <text:p text:style-name="P34"><text:span text:style-name="T240"><text:tab/></text:span><text:span text:style-name="T189">note : since </text:span><text:span text:style-name="T21">k</text:span><text:span text:style-name="T189"> is a constant it can be </text:span><text:span text:style-name="T21">k</text:span><text:span text:style-name="T189"> = ( x0*x1* ….. * xN)</text:span></text:p>
      <text:p text:style-name="P22"/>
      <text:p text:style-name="P21"><text:span text:style-name="T172">(</text:span><text:span text:style-name="T190">i</text:span><text:span text:style-name="T173">i</text:span><text:span text:style-name="T175">i</text:span><text:span text:style-name="T172">) </text:span><text:span text:style-name="T174">if <text:s/></text:span><text:span text:style-name="T42">A</text:span><text:span text:style-name="T157">|</text:span><text:span text:style-name="T68">B </text:span><text:span text:style-name="T176">then</text:span><text:span text:style-name="T174"> </text:span><text:span text:style-name="T68">B</text:span><text:span text:style-name="T157">|</text:span><text:span text:style-name="T89">C</text:span><text:span text:style-name="T90"> </text:span><text:span text:style-name="T176">, </text:span><text:span text:style-name="T191">then </text:span><text:span text:style-name="T42">A</text:span><text:span text:style-name="T157">|</text:span><text:span text:style-name="T89">C</text:span><text:span text:style-name="T174">;</text:span></text:p>
      <text:p text:style-name="P38"><text:span text:style-name="T178">E</text:span><text:span text:style-name="T177">X</text:span></text:p>
      <text:p text:style-name="P45"><text:span text:style-name="T42">A </text:span><text:span text:style-name="T41">= 3 </text:span><text:span text:style-name="T153">,</text:span><text:span text:style-name="T41"> </text:span><text:span text:style-name="T68">B </text:span><text:span text:style-name="T67">= 12</text:span><text:span text:style-name="T153"> ,</text:span><text:span text:style-name="T41"> <text:s/></text:span><text:span text:style-name="T89">C </text:span><text:span text:style-name="T88">= </text:span><text:span text:style-name="T94">24</text:span></text:p>
      <text:p text:style-name="P45"><text:span text:style-name="T42">A</text:span><text:span text:style-name="T157">|</text:span><text:span text:style-name="T68">B </text:span><text:span text:style-name="T192">=</text:span><text:span text:style-name="T163"> </text:span><text:span text:style-name="T192">4</text:span><text:span text:style-name="T163"> </text:span><text:span text:style-name="T192">,</text:span><text:span text:style-name="T163"> <text:s/></text:span><text:span text:style-name="T68">B</text:span><text:span text:style-name="T157">|</text:span><text:span text:style-name="T89">C </text:span><text:span text:style-name="T192">=</text:span><text:span text:style-name="T95"> </text:span><text:span text:style-name="T192">2, then <text:s/></text:span><text:span text:style-name="T42">A</text:span><text:span text:style-name="T157">|</text:span><text:span text:style-name="T89">C </text:span><text:span text:style-name="T192">=</text:span><text:span text:style-name="T95"> </text:span><text:span text:style-name="T192">12</text:span></text:p>
      <text:p text:style-name="P31"><text:span text:style-name="T184">P</text:span><text:span text:style-name="T192">roof</text:span></text:p>
      <text:p text:style-name="P35"><text:span text:style-name="T192"><text:tab/></text:span><text:span text:style-name="T42">A</text:span><text:span text:style-name="T157">|</text:span><text:span text:style-name="T68">B</text:span><text:span text:style-name="T186"> </text:span><text:span text:style-name="T193">&lt;=&gt;</text:span><text:span text:style-name="T70"> </text:span><text:span text:style-name="T68">B </text:span><text:span text:style-name="T153">=</text:span><text:span text:style-name="T67"> </text:span><text:span text:style-name="T42">A</text:span><text:span text:style-name="T186">* </text:span><text:span text:style-name="T20">k</text:span><text:span text:style-name="T15">1</text:span><text:span text:style-name="T21"> </text:span></text:p>
      <text:p text:style-name="P46"><text:span text:style-name="T68"><text:tab/>B</text:span><text:span text:style-name="T157">|</text:span><text:span text:style-name="T89">C </text:span><text:span text:style-name="T193">&lt;=&gt; </text:span><text:span text:style-name="T89">C </text:span><text:span text:style-name="T164">= </text:span><text:span text:style-name="T68">B </text:span><text:span text:style-name="T186">* </text:span><text:span text:style-name="T20">k</text:span><text:span text:style-name="T15">2</text:span></text:p>
      <text:p text:style-name="P47"><text:span text:style-name="T15"><text:tab/></text:span><text:span text:style-name="T42">A</text:span><text:span text:style-name="T157">|</text:span><text:span text:style-name="T89">C </text:span><text:span text:style-name="T193">&lt;=&gt; </text:span><text:span text:style-name="T89">C </text:span><text:span text:style-name="T164">= </text:span><text:span text:style-name="T42">A </text:span><text:span text:style-name="T186">*</text:span><text:span text:style-name="T42"> </text:span><text:span text:style-name="T20">k</text:span><text:span text:style-name="T165">?</text:span></text:p>
      <text:p text:style-name="P72"><text:tab/><text:tab/> <text:s text:c="3"/></text:p>
      <text:p text:style-name="P48"><text:span text:style-name="T96"><text:tab/></text:span><text:span text:style-name="T89">C </text:span><text:span text:style-name="T164">= <text:s/></text:span><text:span text:style-name="T68">B </text:span><text:span text:style-name="T186">* </text:span><text:span text:style-name="T20">k</text:span><text:span text:style-name="T15">2 </text:span><text:span text:style-name="T186">, </text:span><text:span text:style-name="T72">B</text:span><text:span text:style-name="T68"> </text:span><text:span text:style-name="T164">=</text:span><text:span text:style-name="T71"> </text:span><text:span text:style-name="T42">A</text:span><text:span text:style-name="T186">* </text:span><text:span text:style-name="T20">k</text:span><text:span text:style-name="T15">1</text:span><text:span text:style-name="T21"> </text:span></text:p>
      <text:p text:style-name="P49"><text:span text:style-name="T21"><text:tab/></text:span><text:span text:style-name="T89">C </text:span><text:span text:style-name="T164">= </text:span><text:span text:style-name="T166">(</text:span><text:span text:style-name="T42">A </text:span><text:span text:style-name="T186">* </text:span><text:span text:style-name="T20">k</text:span><text:span text:style-name="T15">1</text:span><text:span text:style-name="T21"> </text:span><text:span text:style-name="T166">)</text:span><text:span text:style-name="T22"> </text:span><text:span text:style-name="T219">*</text:span><text:span text:style-name="T22"> <text:s/></text:span><text:span text:style-name="T20">k</text:span><text:span text:style-name="T15">2</text:span></text:p>
      <text:p text:style-name="P49"><text:span text:style-name="T15"><text:tab/> </text:span><text:span text:style-name="T89">C </text:span><text:span text:style-name="T164">= <text:s/></text:span><text:span text:style-name="T42">A </text:span><text:span text:style-name="T186">*</text:span><text:span text:style-name="T42"> </text:span><text:span text:style-name="T20">k</text:span></text:p>
      <text:p text:style-name="P82"/>
      <text:p text:style-name="P86">COROLLARY</text:p>
      <text:p text:style-name="P51"><text:span text:style-name="T194"><text:tab/></text:span><text:span text:style-name="T195">if </text:span><text:span text:style-name="T42">A</text:span><text:span text:style-name="T195"> , </text:span><text:span text:style-name="T68">B</text:span><text:span text:style-name="T195"> , and </text:span><text:span text:style-name="T89">C</text:span><text:span text:style-name="T195"> are integers , where </text:span><text:span text:style-name="T42">A</text:span><text:span text:style-name="T195"> != 0, such that </text:span><text:span text:style-name="T42">A</text:span><text:span text:style-name="T167">|</text:span><text:span text:style-name="T68">B</text:span><text:span text:style-name="T195"> and </text:span><text:span text:style-name="T42">A</text:span><text:span text:style-name="T167">|</text:span><text:span text:style-name="T89">C</text:span><text:span text:style-name="T195"> , then </text:span><text:span text:style-name="T42">A</text:span><text:span text:style-name="T167">|</text:span><text:span text:style-name="T23">m</text:span><text:span text:style-name="T68">B </text:span><text:span text:style-name="T167">+ </text:span><text:span text:style-name="T242">n</text:span><text:span text:style-name="T97">C</text:span><text:span text:style-name="T195"> whenever </text:span><text:span text:style-name="T23">m</text:span><text:span text:style-name="T195"> and </text:span><text:span text:style-name="T242">n</text:span><text:span text:style-name="T195"> are integers.</text:span></text:p>
      <text:p text:style-name="P61"><text:span text:style-name="T184">P</text:span><text:span text:style-name="T192">roof</text:span></text:p>
      <text:p text:style-name="P54"><text:span text:style-name="T195"><text:s/></text:span><text:span text:style-name="T42">A</text:span><text:span text:style-name="T167">|</text:span><text:span text:style-name="T23">m</text:span><text:span text:style-name="T68">B </text:span><text:span text:style-name="T167">+ </text:span><text:span text:style-name="T242">n</text:span><text:span text:style-name="T97">C</text:span><text:span text:style-name="T195"> </text:span><text:span text:style-name="T193">&lt;=&gt; <text:s/></text:span><text:span text:style-name="T42">A</text:span><text:span text:style-name="T167">|</text:span><text:span text:style-name="T23">m</text:span><text:span text:style-name="T68">B </text:span><text:span text:style-name="T167">+</text:span><text:span text:style-name="T68"> </text:span><text:span text:style-name="T42">A</text:span><text:span text:style-name="T167">|</text:span><text:span text:style-name="T242">n</text:span><text:span text:style-name="T97">C</text:span></text:p>
      <text:p text:style-name="P55"><text:span text:style-name="T24">m</text:span><text:span text:style-name="T73">B </text:span><text:span text:style-name="T197">= </text:span><text:span text:style-name="T43">A</text:span><text:span text:style-name="T44"> </text:span><text:span text:style-name="T198">* </text:span><text:span text:style-name="T26">k</text:span><text:span text:style-name="T16">1</text:span><text:span text:style-name="T25"><text:tab/><text:tab/></text:span><text:span text:style-name="T242">n</text:span><text:span text:style-name="T97">C </text:span><text:span text:style-name="T197">= </text:span><text:span text:style-name="T43">A</text:span><text:span text:style-name="T44"> </text:span><text:span text:style-name="T198">* </text:span><text:span text:style-name="T26">k</text:span><text:span text:style-name="T16">2</text:span><text:span text:style-name="T25"><text:tab/></text:span></text:p>
      <text:p text:style-name="P56"><text:span text:style-name="T24">m</text:span><text:span text:style-name="T73">B </text:span><text:span text:style-name="T24">+ </text:span><text:span text:style-name="T242">n</text:span><text:span text:style-name="T97">C </text:span><text:span text:style-name="T197">= </text:span><text:span text:style-name="T199">(</text:span><text:span text:style-name="T43">A</text:span><text:span text:style-name="T44"> </text:span><text:span text:style-name="T198">* </text:span><text:span text:style-name="T26">k</text:span><text:span text:style-name="T16">1</text:span><text:span text:style-name="T199">)</text:span><text:span text:style-name="T200">+</text:span><text:span text:style-name="T199">(</text:span><text:span text:style-name="T43">A</text:span><text:span text:style-name="T44"> </text:span><text:span text:style-name="T198">* </text:span><text:span text:style-name="T26">k</text:span><text:span text:style-name="T16">2</text:span><text:span text:style-name="T199">)</text:span></text:p>
      <text:p text:style-name="P57"><text:span text:style-name="T24">m</text:span><text:span text:style-name="T73">B </text:span><text:span text:style-name="T24">+ </text:span><text:span text:style-name="T242">n</text:span><text:span text:style-name="T97">C </text:span><text:span text:style-name="T197">= <text:s/></text:span><text:span text:style-name="T43">A</text:span><text:span text:style-name="T199">(</text:span><text:span text:style-name="T26">k</text:span><text:span text:style-name="T16">1</text:span><text:span text:style-name="T200">+ </text:span><text:span text:style-name="T26">k</text:span><text:span text:style-name="T16">2</text:span><text:span text:style-name="T199">)</text:span></text:p>
      <text:p text:style-name="P58"><text:span text:style-name="T24">m</text:span><text:span text:style-name="T73">B </text:span><text:span text:style-name="T24">+ </text:span><text:span text:style-name="T242">n</text:span><text:span text:style-name="T97">C </text:span><text:span text:style-name="T197">= <text:s/></text:span><text:span text:style-name="T43">A</text:span><text:span text:style-name="T26">k</text:span><text:span text:style-name="T17">3 </text:span><text:span text:style-name="T201">, </text:span><text:span text:style-name="T202">this is definition of divisibility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68"><text:soft-page-break/><text:span text:style-name="T202">Division </text:span><text:span text:style-name="T203">Algorithm</text:span></text:p>
      <text:p text:style-name="P52"><text:span text:style-name="T202"><text:tab/></text:span><text:span text:style-name="T203">When an integer is divided by a positive integer , there is a </text:span><text:span text:style-name="T220">quotient</text:span><text:span text:style-name="T203"> and a </text:span><text:span text:style-name="T220">remainder</text:span><text:span text:style-name="T203"> , as the division algorithm shows.</text:span></text:p>
      <text:p text:style-name="P84">THEOREM</text:p>
      <text:p text:style-name="P87"><text:span text:style-name="T130"><text:tab/>L</text:span><text:span text:style-name="T131">et </text:span><text:span text:style-name="T47">A</text:span><text:span text:style-name="T132"> be an integer and </text:span><text:span text:style-name="T31">D</text:span><text:span text:style-name="T132"> a positive integer. Then there are unique integers </text:span><text:span text:style-name="T243">Q</text:span><text:span text:style-name="T132"> and </text:span><text:span text:style-name="T98">R</text:span><text:span text:style-name="T132">, with 0 </text:span><text:span text:style-name="T204">≤</text:span><text:span text:style-name="T132"> </text:span><text:span text:style-name="T98">R</text:span><text:span text:style-name="T132"> ≤ </text:span><text:span text:style-name="T31">D</text:span><text:span text:style-name="T132"> , such that </text:span><text:span text:style-name="T47">A</text:span><text:span text:style-name="T132"> = </text:span><text:span text:style-name="T31">D</text:span><text:span text:style-name="T243">Q </text:span><text:span text:style-name="T132">+ </text:span><text:span text:style-name="T98">R</text:span></text:p>
      <text:p text:style-name="P25"><text:span text:style-name="T136">***</text:span><text:span text:style-name="T135">NOTE: REMAINDERS(</text:span><text:span text:style-name="T99">R</text:span><text:span text:style-name="T135">) CANNOT BE NEGATIVE</text:span><text:span text:style-name="T136">***</text:span></text:p>
      <text:p text:style-name="P76"/>
      <text:p text:style-name="P69"><text:span text:style-name="T203">M</text:span><text:span text:style-name="T196">odular Arithmetic</text:span></text:p>
      <text:p text:style-name="P81"><text:span text:style-name="T133"><text:tab/></text:span><text:span text:style-name="T134">(</text:span><text:span text:style-name="T225">≡</text:span><text:span text:style-name="T226">) symbol means “ </text:span><text:span text:style-name="T227">is congruent </text:span><text:span text:style-name="T226">”</text:span></text:p>
      <text:p text:style-name="P39"><text:span text:style-name="T179">E</text:span><text:span text:style-name="T180">X</text:span></text:p>
      <text:p text:style-name="P50"><text:span text:style-name="T205">3</text:span><text:span text:style-name="T203">≡</text:span><text:span text:style-name="T196">5(mod 2)?</text:span></text:p>
      <text:p text:style-name="P71">3 mod 2 = 1<text:tab/><text:tab/>5 mod 2 = 1</text:p>
      <text:p text:style-name="P50"><text:span text:style-name="T205">3</text:span><text:span text:style-name="T203">≡</text:span><text:span text:style-name="T196">5(mod 2) </text:span><text:span text:style-name="T5">√ </text:span></text:p>
      <text:p text:style-name="P85">THEOREM</text:p>
      <text:p text:style-name="P53"><text:span text:style-name="T207"><text:tab/></text:span><text:span text:style-name="T208">Let </text:span><text:span text:style-name="T222">m</text:span><text:span text:style-name="T208"> be a positive number. <text:s/>If <text:s/></text:span><text:span text:style-name="T45">A</text:span><text:span text:style-name="T222"> </text:span><text:span text:style-name="T207">≡ </text:span><text:span text:style-name="T74">B</text:span><text:span text:style-name="T222"> </text:span><text:span text:style-name="T208">(mod </text:span><text:span text:style-name="T244">m</text:span><text:span text:style-name="T208">) and </text:span><text:span text:style-name="T27">C</text:span><text:span text:style-name="T208"> </text:span><text:span text:style-name="T207">≡ </text:span><text:span text:style-name="T241">D</text:span><text:span text:style-name="T208"> (mod </text:span><text:span text:style-name="T244">m</text:span><text:span text:style-name="T208">), then</text:span></text:p>
      <text:p text:style-name="P93"><text:span text:style-name="T45">A </text:span><text:span text:style-name="T168">+</text:span><text:span text:style-name="T46"> </text:span><text:span text:style-name="T27">C </text:span><text:span text:style-name="T207">≡ <text:s/></text:span><text:span text:style-name="T74">B </text:span><text:span text:style-name="T168">+</text:span><text:span text:style-name="T74"> <text:s/></text:span><text:span text:style-name="T241">D </text:span><text:span text:style-name="T208">(mod </text:span><text:span text:style-name="T244">m</text:span><text:span text:style-name="T208">)</text:span></text:p>
      <text:p text:style-name="P94"><text:span text:style-name="T208"/></text:p>
      <text:p text:style-name="P94"><text:span text:style-name="T208"/></text:p>
      <text:p text:style-name="P94"><text:span text:style-name="T208"/></text:p>
      <text:p text:style-name="P100"><text:span text:style-name="T48">A </text:span><text:span text:style-name="T236">≡</text:span><text:span text:style-name="T207"> </text:span><text:span text:style-name="T75">B</text:span><text:span text:style-name="T237">(mod </text:span><text:span text:style-name="T245">m</text:span><text:span text:style-name="T237">) </text:span><text:span text:style-name="T238">&lt;=&gt; </text:span><text:span text:style-name="T48">A </text:span><text:span text:style-name="T216">=</text:span><text:span text:style-name="T207"> </text:span><text:span text:style-name="T75">B </text:span><text:span text:style-name="T238">+ </text:span><text:span text:style-name="T245">m</text:span><text:span text:style-name="T238">k</text:span></text:p>
      <text:p text:style-name="P95"><text:span text:style-name="T182">E</text:span><text:span text:style-name="T183">X</text:span></text:p>
      <text:p text:style-name="P96"><text:span text:style-name="T217">1</text:span><text:span text:style-name="T206">2</text:span><text:span text:style-name="T207">≡</text:span><text:span text:style-name="T206">2(mod 5)</text:span></text:p>
      <text:p text:style-name="P96"><text:span text:style-name="T206">17</text:span><text:span text:style-name="T207">≡</text:span><text:span text:style-name="T206">2(mod5)</text:span></text:p>
      <text:p text:style-name="P97"><text:span text:style-name="T206">17-12 = 5</text:span><text:span text:style-name="T218">(mod5) </text:span><text:span text:style-name="T206">= 0</text:span></text:p>
      <text:p text:style-name="P99"><text:span text:style-name="T237"/></text:p>
      <text:p text:style-name="P94"><text:span text:style-name="T208"/></text:p>
      <text:p text:style-name="P98"><text:span text:style-name="T169">Z</text:span><text:span text:style-name="T251">m </text:span><text:span text:style-name="T210">, the set of nonnegative integers less than m, that is, the set {0, 1, . . . , m − 1}.</text:span></text:p>
      <text:p text:style-name="P92"><text:span text:style-name="T256"><text:s/>a +</text:span><text:span text:style-name="T254">m </text:span><text:span text:style-name="T257">b = (a+b) mod m</text:span></text:p>
      <text:p text:style-name="P92"><text:span text:style-name="T256"><text:s/>a *</text:span><text:span text:style-name="T254">m </text:span><text:span text:style-name="T257">b = (a*b) mod m</text:span></text:p>
      <text:p text:style-name="P91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9">Exercises</text:p>
      <text:p text:style-name="P59"><text:span text:style-name="T207">2. </text:span><text:span text:style-name="T206">Prove that if </text:span><text:span text:style-name="T221">a</text:span><text:span text:style-name="T206"> is an integer other than 0 , then</text:span></text:p>
      <text:p text:style-name="P59"><text:span text:style-name="T206"><text:tab/>a) 1 divides </text:span><text:span text:style-name="T221">a</text:span></text:p>
      <text:p text:style-name="P59"><text:span text:style-name="T221"><text:tab/>a</text:span><text:span text:style-name="T206">(mod 1) = 0 , </text:span><text:span text:style-name="T211">since no remainder means 1 divides into </text:span><text:span text:style-name="T223">a</text:span></text:p>
      <text:p text:style-name="P78"><text:tab/></text:p>
      <text:p text:style-name="P62"><text:span text:style-name="T230"><text:tab/></text:span><text:span text:style-name="T229">b) </text:span><text:span text:style-name="T211">a</text:span><text:span text:style-name="T229"> divides 0</text:span></text:p>
      <text:p text:style-name="P62"><text:span text:style-name="T229"><text:tab/>0(mod </text:span><text:span text:style-name="T211">a</text:span><text:span text:style-name="T229">) = 0, since no remainder means </text:span><text:span text:style-name="T211">a</text:span><text:span text:style-name="T229"> divides into 0</text:span></text:p>
      <text:p text:style-name="P74"/>
      <text:p text:style-name="P63"><text:span text:style-name="T229">6. </text:span><text:span text:style-name="T228">Show that if </text:span><text:span text:style-name="T206">a</text:span><text:span text:style-name="T228">,</text:span><text:span text:style-name="T206">b</text:span><text:span text:style-name="T228">,</text:span><text:span text:style-name="T206">c</text:span><text:span text:style-name="T228">, and </text:span><text:span text:style-name="T206">d</text:span><text:span text:style-name="T228"> are integers, where </text:span><text:span text:style-name="T206">a</text:span><text:span text:style-name="T228"> !=0 , such that </text:span><text:span text:style-name="T206">a </text:span><text:span text:style-name="T228">| </text:span><text:span text:style-name="T231">c</text:span><text:span text:style-name="T206"> </text:span><text:span text:style-name="T228">and </text:span><text:span text:style-name="T206">b </text:span><text:span text:style-name="T228">| </text:span><text:span text:style-name="T206">d</text:span><text:span text:style-name="T228"> , then </text:span><text:span text:style-name="T206">ab </text:span><text:span text:style-name="T228">| </text:span><text:span text:style-name="T206">cd</text:span><text:span text:style-name="T228">.</text:span></text:p>
      <text:p text:style-name="P64"><text:span text:style-name="T212">a <text:s/></text:span><text:span text:style-name="T231">| c &lt;=&gt; </text:span><text:span text:style-name="T231"><draw:frame draw:style-name="fr1" draw:name="Object5" text:anchor-type="as-char" svg:y="-0.2445in" svg:width="0.2016in" svg:height="0.393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31">= </text:span><text:span text:style-name="T232">k</text:span><text:span text:style-name="T247">1</text:span><text:span text:style-name="T32"><text:tab/><text:tab/></text:span><text:span text:style-name="T206">b <text:s/></text:span><text:span text:style-name="T228">| </text:span><text:span text:style-name="T206">d</text:span><text:span text:style-name="T228"> <text:s/></text:span><text:span text:style-name="T231">&lt;=&gt; </text:span><text:span text:style-name="T231"><draw:frame draw:style-name="fr1" draw:name="Object6" text:anchor-type="as-char" svg:y="-0.2445in" svg:width="0.2075in" svg:height="0.393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31">= </text:span><text:span text:style-name="T232">k</text:span><text:span text:style-name="T248">2</text:span><text:span text:style-name="T32"><text:tab/></text:span></text:p>
      <text:p text:style-name="P65"><text:span text:style-name="T206"><text:tab/><text:tab/><text:tab/><text:tab/> <text:s text:c="3"/>c</text:span><text:span text:style-name="T228"> = </text:span><text:span text:style-name="T206">a</text:span><text:span text:style-name="T232">k</text:span><text:span text:style-name="T247">1 <text:s text:c="68"/></text:span><text:span text:style-name="T213">d </text:span><text:span text:style-name="T228">= </text:span><text:span text:style-name="T206">b</text:span><text:span text:style-name="T232">k</text:span><text:span text:style-name="T246">2</text:span><text:span text:style-name="T206"> </text:span></text:p>
      <text:p text:style-name="P66"><text:span text:style-name="T206"><text:tab/><text:tab/><text:tab/><text:tab/><text:tab/><text:tab/></text:span><text:span text:style-name="T214">cd</text:span><text:span text:style-name="T233"> = (</text:span><text:span text:style-name="T206">a</text:span><text:span text:style-name="T232">k</text:span><text:span text:style-name="T247">1</text:span><text:span text:style-name="T233">)(</text:span><text:span text:style-name="T206">b</text:span><text:span text:style-name="T232">k</text:span><text:span text:style-name="T246">2</text:span><text:span text:style-name="T233">)</text:span></text:p>
      <text:p text:style-name="P66"><text:span text:style-name="T233"><text:tab/><text:tab/><text:tab/><text:tab/><text:tab/><text:tab/></text:span><text:span text:style-name="T214">cd</text:span><text:span text:style-name="T233"> = </text:span><text:span text:style-name="T214">ab</text:span><text:span text:style-name="T232">k</text:span><text:span text:style-name="T249">3</text:span></text:p>
      <text:p text:style-name="P67"><text:span text:style-name="T249"><text:s text:c="89"/></text:span><text:span text:style-name="T233"><draw:frame draw:style-name="fr2" draw:name="Object7" text:anchor-type="as-char" svg:y="-0.2402in" svg:width="0.2854in" svg:height="0.393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33">= </text:span><text:span text:style-name="T232">k</text:span><text:span text:style-name="T250">3 </text:span><text:span text:style-name="T234">,</text:span><text:span text:style-name="T235">t</text:span><text:span text:style-name="T234">his is definition of divisibility</text:span></text:p>
      <text:p text:style-name="P75"/>
      <text:p text:style-name="P89"><text:span text:style-name="T206">8. Prove or disprove that if <text:s/></text:span><text:span text:style-name="T224">a </text:span><text:span text:style-name="T215">| </text:span><text:span text:style-name="T224">bc</text:span><text:span text:style-name="T215"> , where </text:span><text:span text:style-name="T224">a</text:span><text:span text:style-name="T215">,</text:span><text:span text:style-name="T224">b</text:span><text:span text:style-name="T215">,</text:span><text:span text:style-name="T224">c</text:span><text:span text:style-name="T215"> are positive integers and </text:span><text:span text:style-name="T224">a</text:span><text:span text:style-name="T215"> != 0 , then </text:span><text:span text:style-name="T224">a</text:span><text:span text:style-name="T215"> | </text:span><text:span text:style-name="T224">b</text:span><text:span text:style-name="T215"> and</text:span><text:span text:style-name="T224"> </text:span><text:span text:style-name="T255">ds</text:span><text:span text:style-name="T224">a</text:span><text:span text:style-name="T215"> | </text:span><text:span text:style-name="T224">c.</text:span></text:p>
      <text:p text:style-name="P60"><text:span text:style-name="T224">C</text:span><text:span text:style-name="T221">annot be proven dawg </text:span></text:p>
      <text:p text:style-name="P90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5:30:46.020239595</meta:creation-date>
    <dc:date>2018-01-30T00:08:14.879959266</dc:date>
    <meta:editing-duration>PT3H15M22S</meta:editing-duration>
    <meta:editing-cycles>153</meta:editing-cycles>
    <meta:generator>LibreOffice/5.1.6.2$Linux_X86_64 LibreOffice_project/10m0$Build-2</meta:generator>
    <meta:document-statistic meta:table-count="0" meta:image-count="0" meta:object-count="7" meta:page-count="4" meta:paragraph-count="98" meta:word-count="838" meta:character-count="3496" meta:non-whitespace-character-count="2480"/>
  </office:meta>
</office:document-meta>
</file>

<file path=Object 1/content.xml><?xml version="1.0" encoding="utf-8"?>
<math xmlns="http://www.w3.org/1998/Math/MathML" display="block">
  <semantics>
    <mfrac>
      <mn>12</mn>
      <mn>3</mn>
    </mfrac>
    <annotation encoding="StarMath 5.0">{12} over {3} </annotation>
  </semantics>
</math>
</file>

<file path=Object 2/content.xml><?xml version="1.0" encoding="utf-8"?>
<math xmlns="http://www.w3.org/1998/Math/MathML" display="block">
  <semantics>
    <mfrac>
      <mn>11</mn>
      <mn>3</mn>
    </mfrac>
    <annotation encoding="StarMath 5.0">{11} over {3} </annotation>
  </semantics>
</math>
</file>

<file path=Object 3/content.xml><?xml version="1.0" encoding="utf-8"?>
<math xmlns="http://www.w3.org/1998/Math/MathML" display="block">
  <semantics>
    <mfrac>
      <mn>7</mn>
      <mn>3</mn>
    </mfrac>
    <annotation encoding="StarMath 5.0">{7} over {3} </annotation>
  </semantics>
</math>
</file>

<file path=Object 4/content.xml><?xml version="1.0" encoding="utf-8"?>
<math xmlns="http://www.w3.org/1998/Math/MathML" display="block">
  <semantics>
    <mfrac>
      <mn>12</mn>
      <mn>3</mn>
    </mfrac>
    <annotation encoding="StarMath 5.0">{12} over {3} </annotation>
  </semantics>
</math>
</file>

<file path=Object 5/content.xml><?xml version="1.0" encoding="utf-8"?>
<math xmlns="http://www.w3.org/1998/Math/MathML" display="block">
  <semantics>
    <mfrac>
      <mi>c</mi>
      <mi>a</mi>
    </mfrac>
    <annotation encoding="StarMath 5.0">{c} over {a} </annotation>
  </semantics>
</math>
</file>

<file path=Object 6/content.xml><?xml version="1.0" encoding="utf-8"?>
<math xmlns="http://www.w3.org/1998/Math/MathML" display="block">
  <semantics>
    <mfrac>
      <mi>d</mi>
      <mi>b</mi>
    </mfrac>
    <annotation encoding="StarMath 5.0">{d} over {b} </annotation>
  </semantics>
</math>
</file>

<file path=Object 7/content.xml><?xml version="1.0" encoding="utf-8"?>
<math xmlns="http://www.w3.org/1998/Math/MathML" display="block">
  <semantics>
    <mfrac>
      <mi mathvariant="italic">cd</mi>
      <mi mathvariant="italic">ab</mi>
    </mfrac>
    <annotation encoding="StarMath 5.0">{cd} over {ab} </annotation>
  </semantics>
</math>
</file>